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81">
      <style:graphic-properties draw:fill="none" draw:stroke="dash" draw:stroke-dash="a1280" svg:stroke-width="0.00694in" svg:stroke-color="#262626" svg:stroke-opacity="100%" draw:stroke-linejoin="miter" svg:stroke-linecap="butt"/>
    </style:style>
    <style:style style:family="graphic" style:name="a1283">
      <style:graphic-properties draw:fill="none" draw:stroke="dash" draw:stroke-dash="a1282" svg:stroke-width="0.00694in" svg:stroke-color="#262626" svg:stroke-opacity="100%" draw:stroke-linejoin="miter" svg:stroke-linecap="butt"/>
    </style:style>
    <style:style style:family="graphic" style:name="a1285">
      <style:graphic-properties draw:fill="none" draw:stroke="dash" draw:stroke-dash="a1284" svg:stroke-width="0.00694in" svg:stroke-color="#262626" svg:stroke-opacity="100%" draw:stroke-linejoin="miter" svg:stroke-linecap="butt"/>
    </style:style>
    <style:style style:family="graphic" style:name="a1287">
      <style:graphic-properties draw:fill="none" draw:stroke="dash" draw:stroke-dash="a1286" svg:stroke-width="0.00694in" svg:stroke-color="#262626" svg:stroke-opacity="100%" draw:stroke-linejoin="miter" svg:stroke-linecap="butt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draw:fill="none" draw:stroke="dash" draw:stroke-dash="a1288" svg:stroke-width="0.00694in" svg:stroke-color="#262626" svg:stroke-opacity="100%" draw:stroke-linejoin="miter" svg:stroke-linecap="butt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draw:fill="none" draw:stroke="solid" svg:stroke-width="0.03125in" svg:stroke-color="#000000" draw:marker-end="a1074" svg:stroke-opacity="100%" draw:stroke-linejoin="miter" svg:stroke-linecap="butt"/>
    </style:style>
    <style:style style:family="graphic" style:name="a11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7">
      <style:graphic-properties draw:fill="none" draw:stroke="solid" svg:stroke-width="0.03125in" svg:stroke-color="#000000" draw:marker-end="a1076" svg:stroke-opacity="100%" draw:stroke-linejoin="miter" svg:stroke-linecap="butt"/>
    </style:style>
    <style:style style:family="graphic" style:name="a11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9">
      <style:graphic-properties draw:fill="none" draw:stroke="solid" svg:stroke-width="0.03125in" svg:stroke-color="#000000" draw:marker-end="a1078" svg:stroke-opacity="100%" draw:stroke-linejoin="miter" svg:stroke-linecap="butt"/>
    </style:style>
    <style:style style:family="graphic" style:name="a11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draw:fill="none" draw:stroke="dash" draw:stroke-dash="a1290" svg:stroke-width="0.00694in" svg:stroke-color="#262626" svg:stroke-opacity="100%" draw:stroke-linejoin="miter" svg:stroke-linecap="but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81">
      <style:graphic-properties draw:fill="none" draw:stroke="solid" svg:stroke-width="0.03125in" svg:stroke-color="#000000" draw:marker-end="a1080" svg:stroke-opacity="100%" draw:stroke-linejoin="miter" svg:stroke-linecap="butt"/>
    </style:style>
    <style:style style:family="graphic" style:name="a1083">
      <style:graphic-properties draw:fill="none" draw:stroke="solid" svg:stroke-width="0.03125in" svg:stroke-color="#000000" draw:marker-end="a1082" svg:stroke-opacity="100%" draw:stroke-linejoin="miter" svg:stroke-linecap="butt"/>
    </style:style>
    <style:style style:family="graphic" style:name="a1085">
      <style:graphic-properties draw:fill="none" draw:stroke="solid" svg:stroke-width="0.03125in" svg:stroke-color="#000000" draw:marker-end="a1084" svg:stroke-opacity="100%" draw:stroke-linejoin="miter" svg:stroke-linecap="butt"/>
    </style:style>
    <style:style style:family="graphic" style:name="a11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7">
      <style:graphic-properties draw:fill="none" draw:stroke="solid" svg:stroke-width="0.03125in" svg:stroke-color="#000000" draw:marker-end="a1086" svg:stroke-opacity="100%" draw:stroke-linejoin="miter" svg:stroke-linecap="butt"/>
    </style:style>
    <style:style style:family="graphic" style:name="a11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89">
      <style:graphic-properties draw:fill="none" draw:stroke="solid" svg:stroke-width="0.03125in" svg:stroke-color="#000000" draw:marker-end="a1088" svg:stroke-opacity="100%" draw:stroke-linejoin="miter" svg:stroke-linecap="butt"/>
    </style:style>
    <style:style style:family="graphic" style:name="a11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3125in" svg:stroke-color="#000000" draw:marker-end="a1090" svg:stroke-opacity="100%" draw:stroke-linejoin="miter" svg:stroke-linecap="butt"/>
    </style:style>
    <style:style style:family="graphic" style:name="a1093">
      <style:graphic-properties draw:fill="none" draw:stroke="solid" svg:stroke-width="0.03125in" svg:stroke-color="#000000" draw:marker-end="a1092" svg:stroke-opacity="100%" draw:stroke-linejoin="miter" svg:stroke-linecap="butt"/>
    </style:style>
    <style:style style:family="graphic" style:name="a1095">
      <style:graphic-properties draw:fill="none" draw:stroke="dash" draw:stroke-dash="a1094" svg:stroke-width="0.00694in" svg:stroke-color="#262626" svg:stroke-opacity="100%" draw:stroke-linejoin="miter" svg:stroke-linecap="butt"/>
    </style:style>
    <style:style style:family="graphic" style:name="a11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7">
      <style:graphic-properties draw:fill="none" draw:stroke="dash" draw:stroke-dash="a1096" svg:stroke-width="0.00694in" svg:stroke-color="#262626" svg:stroke-opacity="100%" draw:stroke-linejoin="miter" svg:stroke-linecap="butt"/>
    </style:style>
    <style:style style:family="graphic" style:name="a115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none" draw:stroke="dash" draw:stroke-dash="a1098" svg:stroke-width="0.00694in" svg:stroke-color="#262626" svg:stroke-opacity="100%" draw:stroke-linejoin="miter" svg:stroke-linecap="butt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3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9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59">
      <style:graphic-properties draw:fill="none" draw:stroke="solid" svg:stroke-width="0.03125in" svg:stroke-color="#000000" draw:marker-end="a1258" svg:stroke-opacity="100%" draw:stroke-linejoin="miter" svg:stroke-linecap="butt"/>
    </style:style>
    <style:style style:family="graphic" style:name="a10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1">
      <style:graphic-properties draw:fill="none" draw:stroke="dash" draw:stroke-dash="a1100" svg:stroke-width="0.00694in" svg:stroke-color="#262626" svg:stroke-opacity="100%" draw:stroke-linejoin="miter" svg:stroke-linecap="butt"/>
    </style:style>
    <style:style style:family="graphic" style:name="a10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3">
      <style:graphic-properties draw:fill="none" draw:stroke="dash" draw:stroke-dash="a1102" svg:stroke-width="0.00694in" svg:stroke-color="#262626" svg:stroke-opacity="100%" draw:stroke-linejoin="miter" svg:stroke-linecap="butt"/>
    </style:style>
    <style:style style:family="graphic" style:name="a10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5">
      <style:graphic-properties draw:fill="none" draw:stroke="dash" draw:stroke-dash="a1104" svg:stroke-width="0.00694in" svg:stroke-color="#262626" svg:stroke-opacity="100%" draw:stroke-linejoin="miter" svg:stroke-linecap="butt"/>
    </style:style>
    <style:style style:family="graphic" style:name="a9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7">
      <style:graphic-properties draw:fill="none" draw:stroke="dash" draw:stroke-dash="a1106" svg:stroke-width="0.00694in" svg:stroke-color="#262626" svg:stroke-opacity="100%" draw:stroke-linejoin="miter" svg:stroke-linecap="butt"/>
    </style:style>
    <style:style style:family="graphic" style:name="a932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3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1">
      <style:graphic-properties draw:fill="none" draw:stroke="solid" svg:stroke-width="0.03125in" svg:stroke-color="#000000" draw:marker-end="a1260" svg:stroke-opacity="100%" draw:stroke-linejoin="miter" svg:stroke-linecap="butt"/>
    </style:style>
    <style:style style:family="graphic" style:name="a1263">
      <style:graphic-properties draw:fill="none" draw:stroke="solid" svg:stroke-width="0.03125in" svg:stroke-color="#000000" draw:marker-end="a1262" svg:stroke-opacity="100%" draw:stroke-linejoin="miter" svg:stroke-linecap="butt"/>
    </style:style>
    <style:style style:family="graphic" style:name="a1265">
      <style:graphic-properties draw:fill="none" draw:stroke="solid" svg:stroke-width="0.03125in" svg:stroke-color="#000000" draw:marker-end="a1264" svg:stroke-opacity="100%" draw:stroke-linejoin="miter" svg:stroke-linecap="butt"/>
    </style:style>
    <style:style style:family="graphic" style:name="a1267">
      <style:graphic-properties draw:fill="none" draw:stroke="solid" svg:stroke-width="0.03125in" svg:stroke-color="#000000" draw:marker-end="a1266" svg:stroke-opacity="100%" draw:stroke-linejoin="miter" svg:stroke-linecap="butt"/>
    </style:style>
    <style:style style:family="graphic" style:name="a10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69">
      <style:graphic-properties draw:fill="none" draw:stroke="solid" svg:stroke-width="0.03125in" svg:stroke-color="#000000" draw:marker-end="a1268" svg:stroke-opacity="100%" draw:stroke-linejoin="miter" svg:stroke-linecap="butt"/>
    </style:style>
    <style:style style:family="graphic" style:name="a10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5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1">
      <style:graphic-properties draw:fill="none" draw:stroke="solid" svg:stroke-width="0.03125in" svg:stroke-color="#000000" draw:marker-end="a1270" svg:stroke-opacity="100%" draw:stroke-linejoin="miter" svg:stroke-linecap="butt"/>
    </style:style>
    <style:style style:family="graphic" style:name="a1273">
      <style:graphic-properties draw:fill="none" draw:stroke="solid" svg:stroke-width="0.03125in" svg:stroke-color="#000000" draw:marker-end="a1272" svg:stroke-opacity="100%" draw:stroke-linejoin="miter" svg:stroke-linecap="butt"/>
    </style:style>
    <style:style style:family="graphic" style:name="a1275">
      <style:graphic-properties draw:fill="none" draw:stroke="solid" svg:stroke-width="0.03125in" svg:stroke-color="#000000" draw:marker-end="a1274" svg:stroke-opacity="100%" draw:stroke-linejoin="miter" svg:stroke-linecap="butt"/>
    </style:style>
    <style:style style:family="graphic" style:name="a1277">
      <style:graphic-properties draw:fill="none" draw:stroke="solid" svg:stroke-width="0.03125in" svg:stroke-color="#000000" draw:marker-end="a1276" svg:stroke-opacity="100%" draw:stroke-linejoin="miter" svg:stroke-linecap="butt"/>
    </style:style>
    <style:style style:family="graphic" style:name="a106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9">
      <style:graphic-properties draw:fill="none" draw:stroke="dash" draw:stroke-dash="a1278" svg:stroke-width="0.00694in" svg:stroke-color="#262626" svg:stroke-opacity="100%" draw:stroke-linejoin="miter" svg:stroke-linecap="butt"/>
    </style:style>
    <style:style style:family="graphic" style:name="a10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6">
      <style:graphic-properties draw:fill="none" draw:stroke="solid" svg:stroke-width="0.00694in" svg:stroke-color="#000000" svg:stroke-opacity="100%" draw:stroke-linejoin="miter" svg:stroke-linecap="butt"/>
    </style:style>
  </office:automatic-styles>
  <office:body>
    <office:presentation>
      <draw:page draw:name="Slide73" draw:style-name="a921" draw:master-page-name="Master1-Layout6-titleOnly-Solo-titolo" presentation:presentation-page-layout-name="Master1-PPL6" draw:id="Slide-328">
        <draw:frame draw:id="id114" presentation:style-name="a925" draw:name="Titolo 1" svg:x="0.62981in" svg:y="0.79796in" svg:width="12.06213in" svg:height="1.08085in" presentation:class="title" presentation:placeholder="false">
          <draw:text-box>
            <text:p text:style-name="a924" text:class-names="" text:cond-style-name=""><text:span text:style-name="a922" text:class-names="">schedulazione: parte uno</text:span><text:span text:style-name="a923" text:class-names=""/></text:p>
          </draw:text-box>
          <svg:title/>
          <svg:desc/>
        </draw:frame>
        <draw:connector draw:type="line" svg:x1="0.51208in" svg:y1="3.31697in" svg:x2="12.82125in" svg:y2="3.32136in" draw:id="id115" draw:style-name="a926" draw:name="Connettore diritto 2">
          <svg:title/>
          <svg:desc/>
        </draw:connector>
        <draw:connector draw:type="line" svg:x1="2.22234in" svg:y1="3.14649in" svg:x2="2.22234in" svg:y2="3.50175in" draw:id="id116" draw:style-name="a927" draw:name="Connettore diritto 3">
          <svg:title/>
          <svg:desc/>
        </draw:connector>
        <draw:connector draw:type="line" svg:x1="2.55983in" svg:y1="3.14649in" svg:x2="2.55983in" svg:y2="3.50175in" draw:id="id117" draw:style-name="a928" draw:name="Connettore diritto 4">
          <svg:title/>
          <svg:desc/>
        </draw:connector>
        <draw:connector draw:type="line" svg:x1="2.89945in" svg:y1="3.1423in" svg:x2="2.89945in" svg:y2="3.49756in" draw:id="id118" draw:style-name="a929" draw:name="Connettore diritto 5">
          <svg:title/>
          <svg:desc/>
        </draw:connector>
        <draw:connector draw:type="line" svg:x1="3.24585in" svg:y1="3.12618in" svg:x2="3.24585in" svg:y2="3.48144in" draw:id="id119" draw:style-name="a930" draw:name="Connettore diritto 6">
          <svg:title/>
          <svg:desc/>
        </draw:connector>
        <draw:connector draw:type="line" svg:x1="3.57958in" svg:y1="3.11851in" svg:x2="3.57958in" svg:y2="3.47377in" draw:id="id120" draw:style-name="a931" draw:name="Connettore diritto 7">
          <svg:title/>
          <svg:desc/>
        </draw:connector>
        <draw:connector draw:type="line" svg:x1="3.91981in" svg:y1="3.12618in" svg:x2="3.91981in" svg:y2="3.48144in" draw:id="id121" draw:style-name="a932" draw:name="Connettore diritto 8">
          <svg:title/>
          <svg:desc/>
        </draw:connector>
        <draw:connector draw:type="line" svg:x1="1.88456in" svg:y1="3.14649in" svg:x2="1.88456in" svg:y2="3.50175in" draw:id="id122" draw:style-name="a933" draw:name="Connettore diritto 9">
          <svg:title/>
          <svg:desc/>
        </draw:connector>
        <draw:connector draw:type="line" svg:x1="4.2655in" svg:y1="3.12618in" svg:x2="4.2655in" svg:y2="3.48144in" draw:id="id123" draw:style-name="a934" draw:name="Connettore diritto 10">
          <svg:title/>
          <svg:desc/>
        </draw:connector>
        <draw:connector draw:type="line" svg:x1="4.60815in" svg:y1="3.12618in" svg:x2="4.60815in" svg:y2="3.48144in" draw:id="id124" draw:style-name="a935" draw:name="Connettore diritto 11">
          <svg:title/>
          <svg:desc/>
        </draw:connector>
        <draw:connector draw:type="line" svg:x1="4.94154in" svg:y1="3.13495in" svg:x2="4.94154in" svg:y2="3.49021in" draw:id="id125" draw:style-name="a936" draw:name="Connettore diritto 12">
          <svg:title/>
          <svg:desc/>
        </draw:connector>
        <draw:connector draw:type="line" svg:x1="5.27419in" svg:y1="3.14406in" svg:x2="5.27419in" svg:y2="3.49932in" draw:id="id126" draw:style-name="a937" draw:name="Connettore diritto 13">
          <svg:title/>
          <svg:desc/>
        </draw:connector>
        <draw:connector draw:type="line" svg:x1="5.61445in" svg:y1="3.14373in" svg:x2="5.61445in" svg:y2="3.49899in" draw:id="id127" draw:style-name="a938" draw:name="Connettore diritto 14">
          <svg:title/>
          <svg:desc/>
        </draw:connector>
        <draw:connector draw:type="line" svg:x1="5.95672in" svg:y1="3.13578in" svg:x2="5.95672in" svg:y2="3.49104in" draw:id="id128" draw:style-name="a939" draw:name="Connettore diritto 15">
          <svg:title/>
          <svg:desc/>
        </draw:connector>
        <draw:connector draw:type="line" svg:x1="6.31631in" svg:y1="3.14077in" svg:x2="6.31631in" svg:y2="3.49603in" draw:id="id129" draw:style-name="a940" draw:name="Connettore diritto 16">
          <svg:title/>
          <svg:desc/>
        </draw:connector>
        <draw:connector draw:type="line" svg:x1="6.65408in" svg:y1="3.13495in" svg:x2="6.65408in" svg:y2="3.49021in" draw:id="id130" draw:style-name="a941" draw:name="Connettore diritto 17">
          <svg:title/>
          <svg:desc/>
        </draw:connector>
        <draw:connector draw:type="line" svg:x1="6.98729in" svg:y1="3.12618in" svg:x2="6.98729in" svg:y2="3.48144in" draw:id="id131" draw:style-name="a942" draw:name="Connettore diritto 18">
          <svg:title/>
          <svg:desc/>
        </draw:connector>
        <draw:connector draw:type="line" svg:x1="7.33975in" svg:y1="3.14373in" svg:x2="7.33975in" svg:y2="3.49899in" draw:id="id132" draw:style-name="a943" draw:name="Connettore diritto 19">
          <svg:title/>
          <svg:desc/>
        </draw:connector>
        <draw:connector draw:type="line" svg:x1="7.67753in" svg:y1="3.14373in" svg:x2="7.67753in" svg:y2="3.49899in" draw:id="id133" draw:style-name="a944" draw:name="Connettore diritto 20">
          <svg:title/>
          <svg:desc/>
        </draw:connector>
        <draw:connector draw:type="line" svg:x1="8.01979in" svg:y1="3.14373in" svg:x2="8.01979in" svg:y2="3.49899in" draw:id="id134" draw:style-name="a945" draw:name="Connettore diritto 21">
          <svg:title/>
          <svg:desc/>
        </draw:connector>
        <draw:connector draw:type="line" svg:x1="8.37129in" svg:y1="3.14373in" svg:x2="8.37129in" svg:y2="3.49899in" draw:id="id135" draw:style-name="a946" draw:name="Connettore diritto 22">
          <svg:title/>
          <svg:desc/>
        </draw:connector>
        <draw:connector draw:type="line" svg:x1="8.71101in" svg:y1="3.14372in" svg:x2="8.71101in" svg:y2="3.49899in" draw:id="id136" draw:style-name="a947" draw:name="Connettore diritto 23">
          <svg:title/>
          <svg:desc/>
        </draw:connector>
        <draw:connector draw:type="line" svg:x1="9.05465in" svg:y1="3.13495in" svg:x2="9.05465in" svg:y2="3.49021in" draw:id="id137" draw:style-name="a948" draw:name="Connettore diritto 24">
          <svg:title/>
          <svg:desc/>
        </draw:connector>
        <draw:connector draw:type="line" svg:x1="9.39863in" svg:y1="3.1423in" svg:x2="9.39863in" svg:y2="3.49756in" draw:id="id138" draw:style-name="a949" draw:name="Connettore diritto 25">
          <svg:title/>
          <svg:desc/>
        </draw:connector>
        <draw:connector draw:type="line" svg:x1="9.72734in" svg:y1="3.13057in" svg:x2="9.72734in" svg:y2="3.48583in" draw:id="id139" draw:style-name="a950" draw:name="Connettore diritto 26">
          <svg:title/>
          <svg:desc/>
        </draw:connector>
        <draw:connector draw:type="line" svg:x1="10.05912in" svg:y1="3.12618in" svg:x2="10.05912in" svg:y2="3.48144in" draw:id="id140" draw:style-name="a951" draw:name="Connettore diritto 27">
          <svg:title/>
          <svg:desc/>
        </draw:connector>
        <draw:connector draw:type="line" svg:x1="10.40587in" svg:y1="3.13495in" svg:x2="10.40587in" svg:y2="3.49021in" draw:id="id141" draw:style-name="a952" draw:name="Connettore diritto 28">
          <svg:title/>
          <svg:desc/>
        </draw:connector>
        <draw:connector draw:type="line" svg:x1="10.74814in" svg:y1="3.12618in" svg:x2="10.74814in" svg:y2="3.48144in" draw:id="id142" draw:style-name="a953" draw:name="Connettore diritto 29">
          <svg:title/>
          <svg:desc/>
        </draw:connector>
        <draw:connector draw:type="line" svg:x1="11.09801in" svg:y1="3.15111in" svg:x2="11.09801in" svg:y2="3.50637in" draw:id="id143" draw:style-name="a954" draw:name="Connettore diritto 30">
          <svg:title/>
          <svg:desc/>
        </draw:connector>
        <draw:connector draw:type="line" svg:x1="11.45058in" svg:y1="3.14177in" svg:x2="11.45058in" svg:y2="3.49704in" draw:id="id144" draw:style-name="a955" draw:name="Connettore diritto 31">
          <svg:title/>
          <svg:desc/>
        </draw:connector>
        <draw:connector draw:type="line" svg:x1="11.79187in" svg:y1="3.15111in" svg:x2="11.79187in" svg:y2="3.50637in" draw:id="id145" draw:style-name="a956" draw:name="Connettore diritto 32">
          <svg:title/>
          <svg:desc/>
        </draw:connector>
        <draw:connector draw:type="line" svg:x1="12.13782in" svg:y1="3.1423in" svg:x2="12.13782in" svg:y2="3.49756in" draw:id="id146" draw:style-name="a957" draw:name="Connettore diritto 33">
          <svg:title/>
          <svg:desc/>
        </draw:connector>
        <draw:connector draw:type="line" svg:x1="12.48348in" svg:y1="3.12618in" svg:x2="12.48348in" svg:y2="3.48144in" draw:id="id147" draw:style-name="a958" draw:name="Connettore diritto 34">
          <svg:title/>
          <svg:desc/>
        </draw:connector>
        <draw:connector draw:type="line" svg:x1="12.82125in" svg:y1="3.13935in" svg:x2="12.82125in" svg:y2="3.49462in" draw:id="id148" draw:style-name="a959" draw:name="Connettore diritto 35">
          <svg:title/>
          <svg:desc/>
        </draw:connector>
        <draw:connector draw:type="line" svg:x1="1.54552in" svg:y1="3.13934in" svg:x2="1.54552in" svg:y2="3.4946in" draw:id="id149" draw:style-name="a960" draw:name="Connettore diritto 36">
          <svg:title/>
          <svg:desc/>
        </draw:connector>
        <draw:connector draw:type="line" svg:x1="1.20458in" svg:y1="3.13056in" svg:x2="1.20458in" svg:y2="3.48583in" draw:id="id150" draw:style-name="a961" draw:name="Connettore diritto 37">
          <svg:title/>
          <svg:desc/>
        </draw:connector>
        <draw:connector draw:type="line" svg:x1="0.86683in" svg:y1="3.13934in" svg:x2="0.86683in" svg:y2="3.4946in" draw:id="id151" draw:style-name="a962" draw:name="Connettore diritto 38">
          <svg:title/>
          <svg:desc/>
        </draw:connector>
        <draw:connector draw:type="line" svg:x1="0.51208in" svg:y1="3.13057in" svg:x2="0.51208in" svg:y2="3.48583in" draw:id="id152" draw:style-name="a963" draw:name="Connettore diritto 39">
          <svg:title/>
          <svg:desc/>
        </draw:connector>
        <draw:frame draw:id="id153" draw:style-name="a966" draw:name="CasellaDiTesto 40" svg:x="0.38138in" svg:y="3.47377in" svg:width="0.27513in" svg:height="0.25244in">
          <draw:text-box>
            <text:p text:style-name="a965" text:class-names="" text:cond-style-name=""><text:span text:style-name="a964" text:class-names="">0</text:span></text:p>
          </draw:text-box>
          <svg:title/>
          <svg:desc/>
        </draw:frame>
        <draw:frame draw:id="id154" draw:style-name="a970" draw:name="CasellaDiTesto 42" svg:x="3.44201in" svg:y="3.47377in" svg:width="0.27513in" svg:height="0.25244in">
          <draw:text-box>
            <text:p text:style-name="a969" text:class-names="" text:cond-style-name=""><text:span text:style-name="a967" text:class-names="">9</text:span><text:span text:style-name="a968" text:class-names=""/></text:p>
          </draw:text-box>
          <svg:title/>
          <svg:desc/>
        </draw:frame>
        <draw:frame draw:id="id155" draw:style-name="a973" draw:name="CasellaDiTesto 44" svg:x="6.47165in" svg:y="3.48144in" svg:width="0.36773in" svg:height="0.25244in">
          <draw:text-box>
            <text:p text:style-name="a972" text:class-names="" text:cond-style-name=""><text:span text:style-name="a971" text:class-names="">18</text:span></text:p>
          </draw:text-box>
          <svg:title/>
          <svg:desc/>
        </draw:frame>
        <draw:frame draw:id="id156" draw:style-name="a976" draw:name="CasellaDiTesto 45" svg:x="9.53914in" svg:y="3.48411in" svg:width="0.36773in" svg:height="0.25244in">
          <draw:text-box>
            <text:p text:style-name="a975" text:class-names="" text:cond-style-name=""><text:span text:style-name="a974" text:class-names="">27</text:span></text:p>
          </draw:text-box>
          <svg:title/>
          <svg:desc/>
        </draw:frame>
        <draw:connector draw:type="line" svg:x1="0.51208in" svg:y1="4.27999in" svg:x2="12.82125in" svg:y2="4.28437in" draw:id="id157" draw:style-name="a977" draw:name="Connettore diritto 87">
          <svg:title/>
          <svg:desc/>
        </draw:connector>
        <draw:connector draw:type="line" svg:x1="2.22234in" svg:y1="4.1095in" svg:x2="2.22234in" svg:y2="4.46477in" draw:id="id158" draw:style-name="a978" draw:name="Connettore diritto 88">
          <svg:title/>
          <svg:desc/>
        </draw:connector>
        <draw:connector draw:type="line" svg:x1="2.55983in" svg:y1="4.1095in" svg:x2="2.55983in" svg:y2="4.46476in" draw:id="id159" draw:style-name="a979" draw:name="Connettore diritto 89">
          <svg:title/>
          <svg:desc/>
        </draw:connector>
        <draw:connector draw:type="line" svg:x1="2.89945in" svg:y1="4.10531in" svg:x2="2.89945in" svg:y2="4.46058in" draw:id="id160" draw:style-name="a980" draw:name="Connettore diritto 90">
          <svg:title/>
          <svg:desc/>
        </draw:connector>
        <draw:connector draw:type="line" svg:x1="3.24585in" svg:y1="4.0892in" svg:x2="3.24585in" svg:y2="4.44446in" draw:id="id161" draw:style-name="a981" draw:name="Connettore diritto 91">
          <svg:title/>
          <svg:desc/>
        </draw:connector>
        <draw:connector draw:type="line" svg:x1="3.57958in" svg:y1="4.0813in" svg:x2="3.57958in" svg:y2="4.43656in" draw:id="id162" draw:style-name="a982" draw:name="Connettore diritto 92">
          <svg:title/>
          <svg:desc/>
        </draw:connector>
        <draw:connector draw:type="line" svg:x1="3.91981in" svg:y1="4.08919in" svg:x2="3.91981in" svg:y2="4.44446in" draw:id="id163" draw:style-name="a983" draw:name="Connettore diritto 93">
          <svg:title/>
          <svg:desc/>
        </draw:connector>
        <draw:connector draw:type="line" svg:x1="1.88456in" svg:y1="4.1095in" svg:x2="1.88456in" svg:y2="4.46477in" draw:id="id164" draw:style-name="a984" draw:name="Connettore diritto 94">
          <svg:title/>
          <svg:desc/>
        </draw:connector>
        <draw:connector draw:type="line" svg:x1="4.2655in" svg:y1="4.08919in" svg:x2="4.2655in" svg:y2="4.44446in" draw:id="id165" draw:style-name="a985" draw:name="Connettore diritto 95">
          <svg:title/>
          <svg:desc/>
        </draw:connector>
        <draw:connector draw:type="line" svg:x1="4.60815in" svg:y1="4.08919in" svg:x2="4.60815in" svg:y2="4.44446in" draw:id="id166" draw:style-name="a986" draw:name="Connettore diritto 96">
          <svg:title/>
          <svg:desc/>
        </draw:connector>
        <draw:connector draw:type="line" svg:x1="4.94154in" svg:y1="4.09796in" svg:x2="4.94154in" svg:y2="4.45323in" draw:id="id167" draw:style-name="a987" draw:name="Connettore diritto 97">
          <svg:title/>
          <svg:desc/>
        </draw:connector>
        <draw:connector draw:type="line" svg:x1="5.27419in" svg:y1="4.10707in" svg:x2="5.27419in" svg:y2="4.46233in" draw:id="id168" draw:style-name="a988" draw:name="Connettore diritto 98">
          <svg:title/>
          <svg:desc/>
        </draw:connector>
        <draw:connector draw:type="line" svg:x1="5.61445in" svg:y1="4.10674in" svg:x2="5.61445in" svg:y2="4.46201in" draw:id="id169" draw:style-name="a989" draw:name="Connettore diritto 99">
          <svg:title/>
          <svg:desc/>
        </draw:connector>
        <draw:connector draw:type="line" svg:x1="5.95672in" svg:y1="4.09879in" svg:x2="5.95672in" svg:y2="4.45406in" draw:id="id170" draw:style-name="a990" draw:name="Connettore diritto 100">
          <svg:title/>
          <svg:desc/>
        </draw:connector>
        <draw:connector draw:type="line" svg:x1="6.31631in" svg:y1="4.10378in" svg:x2="6.31631in" svg:y2="4.45905in" draw:id="id171" draw:style-name="a991" draw:name="Connettore diritto 101">
          <svg:title/>
          <svg:desc/>
        </draw:connector>
        <draw:connector draw:type="line" svg:x1="6.65408in" svg:y1="4.09796in" svg:x2="6.65408in" svg:y2="4.45323in" draw:id="id172" draw:style-name="a992" draw:name="Connettore diritto 102">
          <svg:title/>
          <svg:desc/>
        </draw:connector>
        <draw:connector draw:type="line" svg:x1="6.98729in" svg:y1="4.08919in" svg:x2="6.98729in" svg:y2="4.44446in" draw:id="id173" draw:style-name="a993" draw:name="Connettore diritto 103">
          <svg:title/>
          <svg:desc/>
        </draw:connector>
        <draw:connector draw:type="line" svg:x1="7.33975in" svg:y1="4.10674in" svg:x2="7.33975in" svg:y2="4.46201in" draw:id="id174" draw:style-name="a994" draw:name="Connettore diritto 104">
          <svg:title/>
          <svg:desc/>
        </draw:connector>
        <draw:connector draw:type="line" svg:x1="7.67753in" svg:y1="4.10674in" svg:x2="7.67753in" svg:y2="4.46201in" draw:id="id175" draw:style-name="a995" draw:name="Connettore diritto 105">
          <svg:title/>
          <svg:desc/>
        </draw:connector>
        <draw:connector draw:type="line" svg:x1="8.01979in" svg:y1="4.10674in" svg:x2="8.01979in" svg:y2="4.46201in" draw:id="id176" draw:style-name="a996" draw:name="Connettore diritto 106">
          <svg:title/>
          <svg:desc/>
        </draw:connector>
        <draw:connector draw:type="line" svg:x1="8.37129in" svg:y1="4.10674in" svg:x2="8.37129in" svg:y2="4.46201in" draw:id="id177" draw:style-name="a997" draw:name="Connettore diritto 107">
          <svg:title/>
          <svg:desc/>
        </draw:connector>
        <draw:connector draw:type="line" svg:x1="8.71101in" svg:y1="4.10674in" svg:x2="8.71101in" svg:y2="4.462in" draw:id="id178" draw:style-name="a998" draw:name="Connettore diritto 108">
          <svg:title/>
          <svg:desc/>
        </draw:connector>
        <draw:connector draw:type="line" svg:x1="9.05465in" svg:y1="4.09796in" svg:x2="9.05465in" svg:y2="4.45323in" draw:id="id179" draw:style-name="a999" draw:name="Connettore diritto 109">
          <svg:title/>
          <svg:desc/>
        </draw:connector>
        <draw:connector draw:type="line" svg:x1="9.39863in" svg:y1="4.10531in" svg:x2="9.39863in" svg:y2="4.46058in" draw:id="id180" draw:style-name="a1000" draw:name="Connettore diritto 110">
          <svg:title/>
          <svg:desc/>
        </draw:connector>
        <draw:connector draw:type="line" svg:x1="9.72734in" svg:y1="4.09358in" svg:x2="9.72734in" svg:y2="4.44885in" draw:id="id181" draw:style-name="a1001" draw:name="Connettore diritto 111">
          <svg:title/>
          <svg:desc/>
        </draw:connector>
        <draw:connector draw:type="line" svg:x1="10.05912in" svg:y1="4.08919in" svg:x2="10.05912in" svg:y2="4.44446in" draw:id="id182" draw:style-name="a1002" draw:name="Connettore diritto 112">
          <svg:title/>
          <svg:desc/>
        </draw:connector>
        <draw:connector draw:type="line" svg:x1="10.40587in" svg:y1="4.09796in" svg:x2="10.40587in" svg:y2="4.45323in" draw:id="id183" draw:style-name="a1003" draw:name="Connettore diritto 113">
          <svg:title/>
          <svg:desc/>
        </draw:connector>
        <draw:connector draw:type="line" svg:x1="10.74814in" svg:y1="4.08919in" svg:x2="10.74814in" svg:y2="4.44446in" draw:id="id184" draw:style-name="a1004" draw:name="Connettore diritto 114">
          <svg:title/>
          <svg:desc/>
        </draw:connector>
        <draw:connector draw:type="line" svg:x1="11.09801in" svg:y1="4.11413in" svg:x2="11.09801in" svg:y2="4.46939in" draw:id="id185" draw:style-name="a1005" draw:name="Connettore diritto 115">
          <svg:title/>
          <svg:desc/>
        </draw:connector>
        <draw:connector draw:type="line" svg:x1="11.45058in" svg:y1="4.10479in" svg:x2="11.45058in" svg:y2="4.46005in" draw:id="id186" draw:style-name="a1006" draw:name="Connettore diritto 116">
          <svg:title/>
          <svg:desc/>
        </draw:connector>
        <draw:connector draw:type="line" svg:x1="11.79187in" svg:y1="4.11413in" svg:x2="11.79187in" svg:y2="4.46939in" draw:id="id187" draw:style-name="a1007" draw:name="Connettore diritto 117">
          <svg:title/>
          <svg:desc/>
        </draw:connector>
        <draw:connector draw:type="line" svg:x1="12.13782in" svg:y1="4.10531in" svg:x2="12.13782in" svg:y2="4.46058in" draw:id="id188" draw:style-name="a1008" draw:name="Connettore diritto 118">
          <svg:title/>
          <svg:desc/>
        </draw:connector>
        <draw:connector draw:type="line" svg:x1="12.48348in" svg:y1="4.0892in" svg:x2="12.48348in" svg:y2="4.44446in" draw:id="id189" draw:style-name="a1009" draw:name="Connettore diritto 119">
          <svg:title/>
          <svg:desc/>
        </draw:connector>
        <draw:connector draw:type="line" svg:x1="12.82125in" svg:y1="4.10237in" svg:x2="12.82125in" svg:y2="4.45763in" draw:id="id190" draw:style-name="a1010" draw:name="Connettore diritto 120">
          <svg:title/>
          <svg:desc/>
        </draw:connector>
        <draw:connector draw:type="line" svg:x1="1.54552in" svg:y1="4.10235in" svg:x2="1.54552in" svg:y2="4.45761in" draw:id="id191" draw:style-name="a1011" draw:name="Connettore diritto 121">
          <svg:title/>
          <svg:desc/>
        </draw:connector>
        <draw:connector draw:type="line" svg:x1="1.20458in" svg:y1="4.09358in" svg:x2="1.20458in" svg:y2="4.44884in" draw:id="id192" draw:style-name="a1012" draw:name="Connettore diritto 122">
          <svg:title/>
          <svg:desc/>
        </draw:connector>
        <draw:connector draw:type="line" svg:x1="0.86683in" svg:y1="4.10235in" svg:x2="0.86683in" svg:y2="4.45761in" draw:id="id193" draw:style-name="a1013" draw:name="Connettore diritto 123">
          <svg:title/>
          <svg:desc/>
        </draw:connector>
        <draw:connector draw:type="line" svg:x1="0.51208in" svg:y1="4.09358in" svg:x2="0.51208in" svg:y2="4.44885in" draw:id="id194" draw:style-name="a1014" draw:name="Connettore diritto 124">
          <svg:title/>
          <svg:desc/>
        </draw:connector>
        <draw:frame draw:id="id195" draw:style-name="a1017" draw:name="CasellaDiTesto 125" svg:x="2.42227in" svg:y="4.42781in" svg:width="0.27513in" svg:height="0.25244in">
          <draw:text-box>
            <text:p text:style-name="a1016" text:class-names="" text:cond-style-name=""><text:span text:style-name="a1015" text:class-names="">6</text:span></text:p>
          </draw:text-box>
          <svg:title/>
          <svg:desc/>
        </draw:frame>
        <draw:frame draw:id="id196" draw:style-name="a1020" draw:name="CasellaDiTesto 127" svg:x="4.42246in" svg:y="4.40025in" svg:width="0.36773in" svg:height="0.25244in">
          <draw:text-box>
            <text:p text:style-name="a1019" text:class-names="" text:cond-style-name=""><text:span text:style-name="a1018" text:class-names="">12</text:span></text:p>
          </draw:text-box>
          <svg:title/>
          <svg:desc/>
        </draw:frame>
        <draw:frame draw:id="id197" draw:style-name="a1023" draw:name="CasellaDiTesto 128" svg:x="6.47165in" svg:y="4.44446in" svg:width="0.36773in" svg:height="0.25244in">
          <draw:text-box>
            <text:p text:style-name="a1022" text:class-names="" text:cond-style-name=""><text:span text:style-name="a1021" text:class-names="">18</text:span></text:p>
          </draw:text-box>
          <svg:title/>
          <svg:desc/>
        </draw:frame>
        <draw:frame draw:id="id198" draw:style-name="a1026" draw:name="CasellaDiTesto 130" svg:x="8.51712in" svg:y="4.42829in" svg:width="0.36773in" svg:height="0.25244in">
          <draw:text-box>
            <text:p text:style-name="a1025" text:class-names="" text:cond-style-name=""><text:span text:style-name="a1024" text:class-names="">24</text:span></text:p>
          </draw:text-box>
          <svg:title/>
          <svg:desc/>
        </draw:frame>
        <draw:frame draw:id="id199" draw:style-name="a1029" draw:name="CasellaDiTesto 131" svg:x="10.56736in" svg:y="4.42731in" svg:width="0.36773in" svg:height="0.25244in">
          <draw:text-box>
            <text:p text:style-name="a1028" text:class-names="" text:cond-style-name=""><text:span text:style-name="a1027" text:class-names="">30</text:span></text:p>
          </draw:text-box>
          <svg:title/>
          <svg:desc/>
        </draw:frame>
        <draw:connector draw:type="line" svg:x1="0.51208in" svg:y1="5.26793in" svg:x2="12.82125in" svg:y2="5.27232in" draw:id="id200" draw:style-name="a1030" draw:name="Connettore diritto 133">
          <svg:title/>
          <svg:desc/>
        </draw:connector>
        <draw:connector draw:type="line" svg:x1="2.22234in" svg:y1="5.09745in" svg:x2="2.22234in" svg:y2="5.45271in" draw:id="id201" draw:style-name="a1031" draw:name="Connettore diritto 134">
          <svg:title/>
          <svg:desc/>
        </draw:connector>
        <draw:connector draw:type="line" svg:x1="2.55983in" svg:y1="5.09745in" svg:x2="2.55983in" svg:y2="5.45271in" draw:id="id202" draw:style-name="a1032" draw:name="Connettore diritto 135">
          <svg:title/>
          <svg:desc/>
        </draw:connector>
        <draw:connector draw:type="line" svg:x1="2.89945in" svg:y1="5.09326in" svg:x2="2.89945in" svg:y2="5.44852in" draw:id="id203" draw:style-name="a1033" draw:name="Connettore diritto 136">
          <svg:title/>
          <svg:desc/>
        </draw:connector>
        <draw:connector draw:type="line" svg:x1="3.24585in" svg:y1="5.07714in" svg:x2="3.24585in" svg:y2="5.4324in" draw:id="id204" draw:style-name="a1034" draw:name="Connettore diritto 137">
          <svg:title/>
          <svg:desc/>
        </draw:connector>
        <draw:connector draw:type="line" svg:x1="3.57958in" svg:y1="5.06924in" svg:x2="3.57958in" svg:y2="5.42451in" draw:id="id205" draw:style-name="a1035" draw:name="Connettore diritto 138">
          <svg:title/>
          <svg:desc/>
        </draw:connector>
        <draw:connector draw:type="line" svg:x1="3.91981in" svg:y1="5.07714in" svg:x2="3.91981in" svg:y2="5.4324in" draw:id="id206" draw:style-name="a1036" draw:name="Connettore diritto 139">
          <svg:title/>
          <svg:desc/>
        </draw:connector>
        <draw:connector draw:type="line" svg:x1="1.88456in" svg:y1="5.09745in" svg:x2="1.88456in" svg:y2="5.45271in" draw:id="id207" draw:style-name="a1037" draw:name="Connettore diritto 140">
          <svg:title/>
          <svg:desc/>
        </draw:connector>
        <draw:connector draw:type="line" svg:x1="4.2655in" svg:y1="5.07714in" svg:x2="4.2655in" svg:y2="5.4324in" draw:id="id208" draw:style-name="a1038" draw:name="Connettore diritto 141">
          <svg:title/>
          <svg:desc/>
        </draw:connector>
        <draw:connector draw:type="line" svg:x1="4.60815in" svg:y1="5.07714in" svg:x2="4.60815in" svg:y2="5.4324in" draw:id="id209" draw:style-name="a1039" draw:name="Connettore diritto 142">
          <svg:title/>
          <svg:desc/>
        </draw:connector>
        <draw:connector draw:type="line" svg:x1="4.94154in" svg:y1="5.08591in" svg:x2="4.94154in" svg:y2="5.44117in" draw:id="id210" draw:style-name="a1040" draw:name="Connettore diritto 143">
          <svg:title/>
          <svg:desc/>
        </draw:connector>
        <draw:connector draw:type="line" svg:x1="5.27419in" svg:y1="5.09502in" svg:x2="5.27419in" svg:y2="5.45028in" draw:id="id211" draw:style-name="a1041" draw:name="Connettore diritto 144">
          <svg:title/>
          <svg:desc/>
        </draw:connector>
        <draw:connector draw:type="line" svg:x1="5.61445in" svg:y1="5.09469in" svg:x2="5.61445in" svg:y2="5.44995in" draw:id="id212" draw:style-name="a1042" draw:name="Connettore diritto 145">
          <svg:title/>
          <svg:desc/>
        </draw:connector>
        <draw:connector draw:type="line" svg:x1="5.95672in" svg:y1="5.08674in" svg:x2="5.95672in" svg:y2="5.442in" draw:id="id213" draw:style-name="a1043" draw:name="Connettore diritto 146">
          <svg:title/>
          <svg:desc/>
        </draw:connector>
        <draw:connector draw:type="line" svg:x1="6.31631in" svg:y1="5.09173in" svg:x2="6.31631in" svg:y2="5.44699in" draw:id="id214" draw:style-name="a1044" draw:name="Connettore diritto 147">
          <svg:title/>
          <svg:desc/>
        </draw:connector>
        <draw:connector draw:type="line" svg:x1="6.65408in" svg:y1="5.08591in" svg:x2="6.65408in" svg:y2="5.44117in" draw:id="id215" draw:style-name="a1045" draw:name="Connettore diritto 148">
          <svg:title/>
          <svg:desc/>
        </draw:connector>
        <draw:connector draw:type="line" svg:x1="6.98729in" svg:y1="5.07714in" svg:x2="6.98729in" svg:y2="5.4324in" draw:id="id216" draw:style-name="a1046" draw:name="Connettore diritto 149">
          <svg:title/>
          <svg:desc/>
        </draw:connector>
        <draw:connector draw:type="line" svg:x1="7.33975in" svg:y1="5.09469in" svg:x2="7.33975in" svg:y2="5.44995in" draw:id="id217" draw:style-name="a1047" draw:name="Connettore diritto 150">
          <svg:title/>
          <svg:desc/>
        </draw:connector>
        <draw:connector draw:type="line" svg:x1="7.67753in" svg:y1="5.09469in" svg:x2="7.67753in" svg:y2="5.44995in" draw:id="id218" draw:style-name="a1048" draw:name="Connettore diritto 151">
          <svg:title/>
          <svg:desc/>
        </draw:connector>
        <draw:connector draw:type="line" svg:x1="8.01979in" svg:y1="5.09469in" svg:x2="8.01979in" svg:y2="5.44995in" draw:id="id219" draw:style-name="a1049" draw:name="Connettore diritto 152">
          <svg:title/>
          <svg:desc/>
        </draw:connector>
        <draw:connector draw:type="line" svg:x1="8.37129in" svg:y1="5.09469in" svg:x2="8.37129in" svg:y2="5.44995in" draw:id="id220" draw:style-name="a1050" draw:name="Connettore diritto 153">
          <svg:title/>
          <svg:desc/>
        </draw:connector>
        <draw:connector draw:type="line" svg:x1="8.71101in" svg:y1="5.09469in" svg:x2="8.71101in" svg:y2="5.44995in" draw:id="id221" draw:style-name="a1051" draw:name="Connettore diritto 154">
          <svg:title/>
          <svg:desc/>
        </draw:connector>
        <draw:connector draw:type="line" svg:x1="9.05465in" svg:y1="5.08591in" svg:x2="9.05465in" svg:y2="5.44117in" draw:id="id222" draw:style-name="a1052" draw:name="Connettore diritto 155">
          <svg:title/>
          <svg:desc/>
        </draw:connector>
        <draw:connector draw:type="line" svg:x1="9.39863in" svg:y1="5.09326in" svg:x2="9.39863in" svg:y2="5.44852in" draw:id="id223" draw:style-name="a1053" draw:name="Connettore diritto 156">
          <svg:title/>
          <svg:desc/>
        </draw:connector>
        <draw:connector draw:type="line" svg:x1="9.72734in" svg:y1="5.08153in" svg:x2="9.72734in" svg:y2="5.43679in" draw:id="id224" draw:style-name="a1054" draw:name="Connettore diritto 157">
          <svg:title/>
          <svg:desc/>
        </draw:connector>
        <draw:connector draw:type="line" svg:x1="10.05912in" svg:y1="5.07714in" svg:x2="10.05912in" svg:y2="5.4324in" draw:id="id225" draw:style-name="a1055" draw:name="Connettore diritto 158">
          <svg:title/>
          <svg:desc/>
        </draw:connector>
        <draw:connector draw:type="line" svg:x1="10.40587in" svg:y1="5.08591in" svg:x2="10.40587in" svg:y2="5.44117in" draw:id="id226" draw:style-name="a1056" draw:name="Connettore diritto 159">
          <svg:title/>
          <svg:desc/>
        </draw:connector>
        <draw:connector draw:type="line" svg:x1="10.74814in" svg:y1="5.07714in" svg:x2="10.74814in" svg:y2="5.4324in" draw:id="id227" draw:style-name="a1057" draw:name="Connettore diritto 160">
          <svg:title/>
          <svg:desc/>
        </draw:connector>
        <draw:connector draw:type="line" svg:x1="11.09801in" svg:y1="5.10207in" svg:x2="11.09801in" svg:y2="5.45734in" draw:id="id228" draw:style-name="a1058" draw:name="Connettore diritto 161">
          <svg:title/>
          <svg:desc/>
        </draw:connector>
        <draw:connector draw:type="line" svg:x1="11.45058in" svg:y1="5.09273in" svg:x2="11.45058in" svg:y2="5.448in" draw:id="id229" draw:style-name="a1059" draw:name="Connettore diritto 162">
          <svg:title/>
          <svg:desc/>
        </draw:connector>
        <draw:connector draw:type="line" svg:x1="11.79187in" svg:y1="5.10207in" svg:x2="11.79187in" svg:y2="5.45733in" draw:id="id230" draw:style-name="a1060" draw:name="Connettore diritto 163">
          <svg:title/>
          <svg:desc/>
        </draw:connector>
        <draw:connector draw:type="line" svg:x1="12.13782in" svg:y1="5.09326in" svg:x2="12.13782in" svg:y2="5.44852in" draw:id="id231" draw:style-name="a1061" draw:name="Connettore diritto 164">
          <svg:title/>
          <svg:desc/>
        </draw:connector>
        <draw:connector draw:type="line" svg:x1="12.48348in" svg:y1="5.07714in" svg:x2="12.48348in" svg:y2="5.43241in" draw:id="id232" draw:style-name="a1062" draw:name="Connettore diritto 165">
          <svg:title/>
          <svg:desc/>
        </draw:connector>
        <draw:connector draw:type="line" svg:x1="12.82125in" svg:y1="5.09032in" svg:x2="12.82125in" svg:y2="5.44558in" draw:id="id233" draw:style-name="a1063" draw:name="Connettore diritto 166">
          <svg:title/>
          <svg:desc/>
        </draw:connector>
        <draw:connector draw:type="line" svg:x1="1.54552in" svg:y1="5.0903in" svg:x2="1.54552in" svg:y2="5.44556in" draw:id="id234" draw:style-name="a1064" draw:name="Connettore diritto 167">
          <svg:title/>
          <svg:desc/>
        </draw:connector>
        <draw:connector draw:type="line" svg:x1="1.20458in" svg:y1="5.08153in" svg:x2="1.20458in" svg:y2="5.43679in" draw:id="id235" draw:style-name="a1065" draw:name="Connettore diritto 168">
          <svg:title/>
          <svg:desc/>
        </draw:connector>
        <draw:connector draw:type="line" svg:x1="0.86683in" svg:y1="5.0903in" svg:x2="0.86683in" svg:y2="5.44556in" draw:id="id236" draw:style-name="a1066" draw:name="Connettore diritto 169">
          <svg:title/>
          <svg:desc/>
        </draw:connector>
        <draw:connector draw:type="line" svg:x1="0.51208in" svg:y1="5.08153in" svg:x2="0.51208in" svg:y2="5.43679in" draw:id="id237" draw:style-name="a1067" draw:name="Connettore diritto 170">
          <svg:title/>
          <svg:desc/>
        </draw:connector>
        <draw:frame draw:id="id238" draw:style-name="a1070" draw:name="CasellaDiTesto 176" svg:x="8.51712in" svg:y="5.41624in" svg:width="0.36773in" svg:height="0.25244in">
          <draw:text-box>
            <text:p text:style-name="a1069" text:class-names="" text:cond-style-name=""><text:span text:style-name="a1068" text:class-names="">24</text:span></text:p>
          </draw:text-box>
          <svg:title/>
          <svg:desc/>
        </draw:frame>
        <draw:frame draw:id="id239" draw:style-name="a1073" draw:name="CasellaDiTesto 178" svg:x="12.63739in" svg:y="4.42341in" svg:width="0.36773in" svg:height="0.25244in">
          <draw:text-box>
            <text:p text:style-name="a1072" text:class-names="" text:cond-style-name=""><text:span text:style-name="a1071" text:class-names="">36</text:span></text:p>
          </draw:text-box>
          <svg:title/>
          <svg:desc/>
        </draw:frame>
        <draw:connector draw:type="line" svg:x1="3.57958in" svg:y1="3.31455in" svg:x2="3.57958in" svg:y2="3.06082in" draw:id="id240" draw:style-name="a1075" draw:name="Connettore 2 180">
          <svg:title/>
          <svg:desc/>
        </draw:connector>
        <draw:connector draw:type="line" svg:x1="6.65408in" svg:y1="3.31455in" svg:x2="6.65408in" svg:y2="3.06082in" draw:id="id241" draw:style-name="a1077" draw:name="Connettore 2 230">
          <svg:title/>
          <svg:desc/>
        </draw:connector>
        <draw:connector draw:type="line" svg:x1="9.72941in" svg:y1="3.31455in" svg:x2="9.72941in" svg:y2="3.06082in" draw:id="id242" draw:style-name="a1079" draw:name="Connettore 2 231">
          <svg:title/>
          <svg:desc/>
        </draw:connector>
        <draw:connector draw:type="line" svg:x1="2.55983in" svg:y1="4.27999in" svg:x2="2.55983in" svg:y2="4.02625in" draw:id="id243" draw:style-name="a1081" draw:name="Connettore 2 232">
          <svg:title/>
          <svg:desc/>
        </draw:connector>
        <draw:connector draw:type="line" svg:x1="4.60815in" svg:y1="4.27999in" svg:x2="4.60815in" svg:y2="4.02625in" draw:id="id244" draw:style-name="a1083" draw:name="Connettore 2 233">
          <svg:title/>
          <svg:desc/>
        </draw:connector>
        <draw:connector draw:type="line" svg:x1="6.66324in" svg:y1="4.27999in" svg:x2="6.66324in" svg:y2="4.02625in" draw:id="id245" draw:style-name="a1085" draw:name="Connettore 2 234">
          <svg:title/>
          <svg:desc/>
        </draw:connector>
        <draw:connector draw:type="line" svg:x1="8.71101in" svg:y1="4.27999in" svg:x2="8.71101in" svg:y2="4.02625in" draw:id="id246" draw:style-name="a1087" draw:name="Connettore 2 235">
          <svg:title/>
          <svg:desc/>
        </draw:connector>
        <draw:connector draw:type="line" svg:x1="10.74814in" svg:y1="4.27999in" svg:x2="10.74814in" svg:y2="4.02625in" draw:id="id247" draw:style-name="a1089" draw:name="Connettore 2 236">
          <svg:title/>
          <svg:desc/>
        </draw:connector>
        <draw:connector draw:type="line" svg:x1="12.82397in" svg:y1="4.27999in" svg:x2="12.82397in" svg:y2="4.02625in" draw:id="id248" draw:style-name="a1091" draw:name="Connettore 2 237">
          <svg:title/>
          <svg:desc/>
        </draw:connector>
        <draw:connector draw:type="line" svg:x1="8.71373in" svg:y1="5.26793in" svg:x2="8.71373in" svg:y2="5.0142in" draw:id="id249" draw:style-name="a1093" draw:name="Connettore 2 238">
          <svg:title/>
          <svg:desc/>
        </draw:connector>
        <draw:connector draw:type="line" svg:x1="2.55983in" svg:y1="2.93023in" svg:x2="2.55983in" svg:y2="5.54246in" draw:id="id250" draw:style-name="a1095" draw:name="Connettore diritto 240">
          <svg:title/>
          <svg:desc/>
        </draw:connector>
        <draw:connector draw:type="line" svg:x1="0.51765in" svg:y1="2.9283in" svg:x2="0.51765in" svg:y2="5.54052in" draw:id="id251" draw:style-name="a1097" draw:name="Connettore diritto 244">
          <svg:title/>
          <svg:desc/>
        </draw:connector>
        <draw:connector draw:type="line" svg:x1="4.60633in" svg:y1="2.91667in" svg:x2="4.60633in" svg:y2="5.52889in" draw:id="id252" draw:style-name="a1099" draw:name="Connettore diritto 245">
          <svg:title/>
          <svg:desc/>
        </draw:connector>
        <draw:connector draw:type="line" svg:x1="6.65408in" svg:y1="2.91613in" svg:x2="6.65408in" svg:y2="5.52836in" draw:id="id253" draw:style-name="a1101" draw:name="Connettore diritto 246">
          <svg:title/>
          <svg:desc/>
        </draw:connector>
        <draw:connector draw:type="line" svg:x1="8.71101in" svg:y1="2.9283in" svg:x2="8.71101in" svg:y2="5.54052in" draw:id="id254" draw:style-name="a1103" draw:name="Connettore diritto 247">
          <svg:title/>
          <svg:desc/>
        </draw:connector>
        <draw:connector draw:type="line" svg:x1="10.74814in" svg:y1="2.92829in" svg:x2="10.74814in" svg:y2="5.54052in" draw:id="id255" draw:style-name="a1105" draw:name="Connettore diritto 248">
          <svg:title/>
          <svg:desc/>
        </draw:connector>
        <draw:connector draw:type="line" svg:x1="12.82125in" svg:y1="2.92829in" svg:x2="12.82125in" svg:y2="5.54052in" draw:id="id256" draw:style-name="a1107" draw:name="Connettore diritto 249">
          <svg:title/>
          <svg:desc/>
        </draw:connector>
      </draw:page>
      <draw:page draw:name="Slide69" draw:style-name="a1108" draw:master-page-name="Master1-Layout6-titleOnly-Solo-titolo" presentation:presentation-page-layout-name="Master1-PPL6" draw:id="Slide-324">
        <draw:frame draw:id="id257" presentation:style-name="a1113" draw:name="Titolo 1" svg:x="0.62981in" svg:y="0.79796in" svg:width="12.06213in" svg:height="1.08085in" presentation:class="title" presentation:placeholder="false">
          <draw:text-box>
            <text:p text:style-name="a1112" text:class-names="" text:cond-style-name=""><text:span text:style-name="a1109" text:class-names="">schedulazione</text:span><text:span text:style-name="a1110" text:class-names="">: parte due</text:span><text:span text:style-name="a1111" text:class-names=""/></text:p>
          </draw:text-box>
          <svg:title/>
          <svg:desc/>
        </draw:frame>
        <draw:connector draw:type="line" svg:x1="0.51208in" svg:y1="3.31697in" svg:x2="12.82125in" svg:y2="3.32136in" draw:id="id258" draw:style-name="a1114" draw:name="Connettore diritto 2">
          <svg:title/>
          <svg:desc/>
        </draw:connector>
        <draw:connector draw:type="line" svg:x1="2.22234in" svg:y1="3.14649in" svg:x2="2.22234in" svg:y2="3.50175in" draw:id="id259" draw:style-name="a1115" draw:name="Connettore diritto 3">
          <svg:title/>
          <svg:desc/>
        </draw:connector>
        <draw:connector draw:type="line" svg:x1="2.55983in" svg:y1="3.14649in" svg:x2="2.55983in" svg:y2="3.50175in" draw:id="id260" draw:style-name="a1116" draw:name="Connettore diritto 4">
          <svg:title/>
          <svg:desc/>
        </draw:connector>
        <draw:connector draw:type="line" svg:x1="2.89945in" svg:y1="3.1423in" svg:x2="2.89945in" svg:y2="3.49756in" draw:id="id261" draw:style-name="a1117" draw:name="Connettore diritto 5">
          <svg:title/>
          <svg:desc/>
        </draw:connector>
        <draw:connector draw:type="line" svg:x1="3.24585in" svg:y1="3.12618in" svg:x2="3.24585in" svg:y2="3.48144in" draw:id="id262" draw:style-name="a1118" draw:name="Connettore diritto 6">
          <svg:title/>
          <svg:desc/>
        </draw:connector>
        <draw:connector draw:type="line" svg:x1="3.57958in" svg:y1="3.11851in" svg:x2="3.57958in" svg:y2="3.47377in" draw:id="id263" draw:style-name="a1119" draw:name="Connettore diritto 7">
          <svg:title/>
          <svg:desc/>
        </draw:connector>
        <draw:connector draw:type="line" svg:x1="3.91981in" svg:y1="3.12618in" svg:x2="3.91981in" svg:y2="3.48144in" draw:id="id264" draw:style-name="a1120" draw:name="Connettore diritto 8">
          <svg:title/>
          <svg:desc/>
        </draw:connector>
        <draw:connector draw:type="line" svg:x1="1.88456in" svg:y1="3.14649in" svg:x2="1.88456in" svg:y2="3.50175in" draw:id="id265" draw:style-name="a1121" draw:name="Connettore diritto 9">
          <svg:title/>
          <svg:desc/>
        </draw:connector>
        <draw:connector draw:type="line" svg:x1="4.2655in" svg:y1="3.12618in" svg:x2="4.2655in" svg:y2="3.48144in" draw:id="id266" draw:style-name="a1122" draw:name="Connettore diritto 10">
          <svg:title/>
          <svg:desc/>
        </draw:connector>
        <draw:connector draw:type="line" svg:x1="4.60815in" svg:y1="3.12618in" svg:x2="4.60815in" svg:y2="3.48144in" draw:id="id267" draw:style-name="a1123" draw:name="Connettore diritto 11">
          <svg:title/>
          <svg:desc/>
        </draw:connector>
        <draw:connector draw:type="line" svg:x1="4.94154in" svg:y1="3.13495in" svg:x2="4.94154in" svg:y2="3.49021in" draw:id="id268" draw:style-name="a1124" draw:name="Connettore diritto 12">
          <svg:title/>
          <svg:desc/>
        </draw:connector>
        <draw:connector draw:type="line" svg:x1="5.27419in" svg:y1="3.14406in" svg:x2="5.27419in" svg:y2="3.49932in" draw:id="id269" draw:style-name="a1125" draw:name="Connettore diritto 13">
          <svg:title/>
          <svg:desc/>
        </draw:connector>
        <draw:connector draw:type="line" svg:x1="5.61445in" svg:y1="3.14373in" svg:x2="5.61445in" svg:y2="3.49899in" draw:id="id270" draw:style-name="a1126" draw:name="Connettore diritto 14">
          <svg:title/>
          <svg:desc/>
        </draw:connector>
        <draw:connector draw:type="line" svg:x1="5.95672in" svg:y1="3.13578in" svg:x2="5.95672in" svg:y2="3.49104in" draw:id="id271" draw:style-name="a1127" draw:name="Connettore diritto 15">
          <svg:title/>
          <svg:desc/>
        </draw:connector>
        <draw:connector draw:type="line" svg:x1="6.31631in" svg:y1="3.14077in" svg:x2="6.31631in" svg:y2="3.49603in" draw:id="id272" draw:style-name="a1128" draw:name="Connettore diritto 16">
          <svg:title/>
          <svg:desc/>
        </draw:connector>
        <draw:connector draw:type="line" svg:x1="6.65408in" svg:y1="3.13495in" svg:x2="6.65408in" svg:y2="3.49021in" draw:id="id273" draw:style-name="a1129" draw:name="Connettore diritto 17">
          <svg:title/>
          <svg:desc/>
        </draw:connector>
        <draw:connector draw:type="line" svg:x1="6.98729in" svg:y1="3.12618in" svg:x2="6.98729in" svg:y2="3.48144in" draw:id="id274" draw:style-name="a1130" draw:name="Connettore diritto 18">
          <svg:title/>
          <svg:desc/>
        </draw:connector>
        <draw:connector draw:type="line" svg:x1="7.33975in" svg:y1="3.14373in" svg:x2="7.33975in" svg:y2="3.49899in" draw:id="id275" draw:style-name="a1131" draw:name="Connettore diritto 19">
          <svg:title/>
          <svg:desc/>
        </draw:connector>
        <draw:connector draw:type="line" svg:x1="7.67753in" svg:y1="3.14373in" svg:x2="7.67753in" svg:y2="3.49899in" draw:id="id276" draw:style-name="a1132" draw:name="Connettore diritto 20">
          <svg:title/>
          <svg:desc/>
        </draw:connector>
        <draw:connector draw:type="line" svg:x1="8.01979in" svg:y1="3.14373in" svg:x2="8.01979in" svg:y2="3.49899in" draw:id="id277" draw:style-name="a1133" draw:name="Connettore diritto 21">
          <svg:title/>
          <svg:desc/>
        </draw:connector>
        <draw:connector draw:type="line" svg:x1="8.37129in" svg:y1="3.14373in" svg:x2="8.37129in" svg:y2="3.49899in" draw:id="id278" draw:style-name="a1134" draw:name="Connettore diritto 22">
          <svg:title/>
          <svg:desc/>
        </draw:connector>
        <draw:connector draw:type="line" svg:x1="8.71101in" svg:y1="3.14372in" svg:x2="8.71101in" svg:y2="3.49899in" draw:id="id279" draw:style-name="a1135" draw:name="Connettore diritto 23">
          <svg:title/>
          <svg:desc/>
        </draw:connector>
        <draw:connector draw:type="line" svg:x1="9.05465in" svg:y1="3.13495in" svg:x2="9.05465in" svg:y2="3.49021in" draw:id="id280" draw:style-name="a1136" draw:name="Connettore diritto 24">
          <svg:title/>
          <svg:desc/>
        </draw:connector>
        <draw:connector draw:type="line" svg:x1="9.39863in" svg:y1="3.1423in" svg:x2="9.39863in" svg:y2="3.49756in" draw:id="id281" draw:style-name="a1137" draw:name="Connettore diritto 25">
          <svg:title/>
          <svg:desc/>
        </draw:connector>
        <draw:connector draw:type="line" svg:x1="9.72734in" svg:y1="3.13057in" svg:x2="9.72734in" svg:y2="3.48583in" draw:id="id282" draw:style-name="a1138" draw:name="Connettore diritto 26">
          <svg:title/>
          <svg:desc/>
        </draw:connector>
        <draw:connector draw:type="line" svg:x1="10.05912in" svg:y1="3.12618in" svg:x2="10.05912in" svg:y2="3.48144in" draw:id="id283" draw:style-name="a1139" draw:name="Connettore diritto 27">
          <svg:title/>
          <svg:desc/>
        </draw:connector>
        <draw:connector draw:type="line" svg:x1="10.40587in" svg:y1="3.13495in" svg:x2="10.40587in" svg:y2="3.49021in" draw:id="id284" draw:style-name="a1140" draw:name="Connettore diritto 28">
          <svg:title/>
          <svg:desc/>
        </draw:connector>
        <draw:connector draw:type="line" svg:x1="10.74814in" svg:y1="3.12618in" svg:x2="10.74814in" svg:y2="3.48144in" draw:id="id285" draw:style-name="a1141" draw:name="Connettore diritto 29">
          <svg:title/>
          <svg:desc/>
        </draw:connector>
        <draw:connector draw:type="line" svg:x1="11.09801in" svg:y1="3.15111in" svg:x2="11.09801in" svg:y2="3.50637in" draw:id="id286" draw:style-name="a1142" draw:name="Connettore diritto 30">
          <svg:title/>
          <svg:desc/>
        </draw:connector>
        <draw:connector draw:type="line" svg:x1="11.45058in" svg:y1="3.14177in" svg:x2="11.45058in" svg:y2="3.49704in" draw:id="id287" draw:style-name="a1143" draw:name="Connettore diritto 31">
          <svg:title/>
          <svg:desc/>
        </draw:connector>
        <draw:connector draw:type="line" svg:x1="11.79187in" svg:y1="3.15111in" svg:x2="11.79187in" svg:y2="3.50637in" draw:id="id288" draw:style-name="a1144" draw:name="Connettore diritto 32">
          <svg:title/>
          <svg:desc/>
        </draw:connector>
        <draw:connector draw:type="line" svg:x1="12.13782in" svg:y1="3.1423in" svg:x2="12.13782in" svg:y2="3.49756in" draw:id="id289" draw:style-name="a1145" draw:name="Connettore diritto 33">
          <svg:title/>
          <svg:desc/>
        </draw:connector>
        <draw:connector draw:type="line" svg:x1="12.48348in" svg:y1="3.12618in" svg:x2="12.48348in" svg:y2="3.48144in" draw:id="id290" draw:style-name="a1146" draw:name="Connettore diritto 34">
          <svg:title/>
          <svg:desc/>
        </draw:connector>
        <draw:connector draw:type="line" svg:x1="12.82125in" svg:y1="3.13935in" svg:x2="12.82125in" svg:y2="3.49462in" draw:id="id291" draw:style-name="a1147" draw:name="Connettore diritto 35">
          <svg:title/>
          <svg:desc/>
        </draw:connector>
        <draw:connector draw:type="line" svg:x1="1.54552in" svg:y1="3.13934in" svg:x2="1.54552in" svg:y2="3.4946in" draw:id="id292" draw:style-name="a1148" draw:name="Connettore diritto 36">
          <svg:title/>
          <svg:desc/>
        </draw:connector>
        <draw:connector draw:type="line" svg:x1="1.20458in" svg:y1="3.13056in" svg:x2="1.20458in" svg:y2="3.48583in" draw:id="id293" draw:style-name="a1149" draw:name="Connettore diritto 37">
          <svg:title/>
          <svg:desc/>
        </draw:connector>
        <draw:connector draw:type="line" svg:x1="0.86683in" svg:y1="3.13934in" svg:x2="0.86683in" svg:y2="3.4946in" draw:id="id294" draw:style-name="a1150" draw:name="Connettore diritto 38">
          <svg:title/>
          <svg:desc/>
        </draw:connector>
        <draw:connector draw:type="line" svg:x1="0.51208in" svg:y1="3.13057in" svg:x2="0.51208in" svg:y2="3.48583in" draw:id="id295" draw:style-name="a1151" draw:name="Connettore diritto 39">
          <svg:title/>
          <svg:desc/>
        </draw:connector>
        <draw:frame draw:id="id296" draw:style-name="a1154" draw:name="CasellaDiTesto 40" svg:x="0.33561in" svg:y="4.42731in" svg:width="0.34805in" svg:height="0.25244in">
          <draw:text-box>
            <text:p text:style-name="a1153" text:class-names="" text:cond-style-name=""><text:span text:style-name="a1152" text:class-names="">36</text:span></text:p>
          </draw:text-box>
          <svg:title/>
          <svg:desc/>
        </draw:frame>
        <draw:frame draw:id="id297" draw:style-name="a1157" draw:name="CasellaDiTesto 42" svg:x="3.3589in" svg:y="3.4438in" svg:width="0.43709in" svg:height="0.25244in">
          <draw:text-box>
            <text:p text:style-name="a1156" text:class-names="" text:cond-style-name=""><text:span text:style-name="a1155" text:class-names="">45</text:span></text:p>
          </draw:text-box>
          <svg:title/>
          <svg:desc/>
        </draw:frame>
        <draw:frame draw:id="id298" draw:style-name="a1160" draw:name="CasellaDiTesto 44" svg:x="6.47165in" svg:y="3.48144in" svg:width="0.36773in" svg:height="0.25244in">
          <draw:text-box>
            <text:p text:style-name="a1159" text:class-names="" text:cond-style-name=""><text:span text:style-name="a1158" text:class-names="">54</text:span></text:p>
          </draw:text-box>
          <svg:title/>
          <svg:desc/>
        </draw:frame>
        <draw:frame draw:id="id299" draw:style-name="a1163" draw:name="CasellaDiTesto 45" svg:x="9.53914in" svg:y="3.48411in" svg:width="0.36773in" svg:height="0.25244in">
          <draw:text-box>
            <text:p text:style-name="a1162" text:class-names="" text:cond-style-name=""><text:span text:style-name="a1161" text:class-names="">63</text:span></text:p>
          </draw:text-box>
          <svg:title/>
          <svg:desc/>
        </draw:frame>
        <draw:connector draw:type="line" svg:x1="0.51208in" svg:y1="4.27999in" svg:x2="12.82125in" svg:y2="4.28437in" draw:id="id300" draw:style-name="a1164" draw:name="Connettore diritto 87">
          <svg:title/>
          <svg:desc/>
        </draw:connector>
        <draw:connector draw:type="line" svg:x1="2.22234in" svg:y1="4.1095in" svg:x2="2.22234in" svg:y2="4.46477in" draw:id="id301" draw:style-name="a1165" draw:name="Connettore diritto 88">
          <svg:title/>
          <svg:desc/>
        </draw:connector>
        <draw:connector draw:type="line" svg:x1="2.55983in" svg:y1="4.1095in" svg:x2="2.55983in" svg:y2="4.46476in" draw:id="id302" draw:style-name="a1166" draw:name="Connettore diritto 89">
          <svg:title/>
          <svg:desc/>
        </draw:connector>
        <draw:connector draw:type="line" svg:x1="2.89945in" svg:y1="4.10531in" svg:x2="2.89945in" svg:y2="4.46058in" draw:id="id303" draw:style-name="a1167" draw:name="Connettore diritto 90">
          <svg:title/>
          <svg:desc/>
        </draw:connector>
        <draw:connector draw:type="line" svg:x1="3.24585in" svg:y1="4.0892in" svg:x2="3.24585in" svg:y2="4.44446in" draw:id="id304" draw:style-name="a1168" draw:name="Connettore diritto 91">
          <svg:title/>
          <svg:desc/>
        </draw:connector>
        <draw:connector draw:type="line" svg:x1="3.57958in" svg:y1="4.0813in" svg:x2="3.57958in" svg:y2="4.43656in" draw:id="id305" draw:style-name="a1169" draw:name="Connettore diritto 92">
          <svg:title/>
          <svg:desc/>
        </draw:connector>
        <draw:connector draw:type="line" svg:x1="3.91981in" svg:y1="4.08919in" svg:x2="3.91981in" svg:y2="4.44446in" draw:id="id306" draw:style-name="a1170" draw:name="Connettore diritto 93">
          <svg:title/>
          <svg:desc/>
        </draw:connector>
        <draw:connector draw:type="line" svg:x1="1.88456in" svg:y1="4.1095in" svg:x2="1.88456in" svg:y2="4.46477in" draw:id="id307" draw:style-name="a1171" draw:name="Connettore diritto 94">
          <svg:title/>
          <svg:desc/>
        </draw:connector>
        <draw:connector draw:type="line" svg:x1="4.2655in" svg:y1="4.08919in" svg:x2="4.2655in" svg:y2="4.44446in" draw:id="id308" draw:style-name="a1172" draw:name="Connettore diritto 95">
          <svg:title/>
          <svg:desc/>
        </draw:connector>
        <draw:connector draw:type="line" svg:x1="4.60815in" svg:y1="4.08919in" svg:x2="4.60815in" svg:y2="4.44446in" draw:id="id309" draw:style-name="a1173" draw:name="Connettore diritto 96">
          <svg:title/>
          <svg:desc/>
        </draw:connector>
        <draw:connector draw:type="line" svg:x1="4.94154in" svg:y1="4.09796in" svg:x2="4.94154in" svg:y2="4.45323in" draw:id="id310" draw:style-name="a1174" draw:name="Connettore diritto 97">
          <svg:title/>
          <svg:desc/>
        </draw:connector>
        <draw:connector draw:type="line" svg:x1="5.27419in" svg:y1="4.10707in" svg:x2="5.27419in" svg:y2="4.46233in" draw:id="id311" draw:style-name="a1175" draw:name="Connettore diritto 98">
          <svg:title/>
          <svg:desc/>
        </draw:connector>
        <draw:connector draw:type="line" svg:x1="5.61445in" svg:y1="4.10674in" svg:x2="5.61445in" svg:y2="4.46201in" draw:id="id312" draw:style-name="a1176" draw:name="Connettore diritto 99">
          <svg:title/>
          <svg:desc/>
        </draw:connector>
        <draw:connector draw:type="line" svg:x1="5.95672in" svg:y1="4.09879in" svg:x2="5.95672in" svg:y2="4.45406in" draw:id="id313" draw:style-name="a1177" draw:name="Connettore diritto 100">
          <svg:title/>
          <svg:desc/>
        </draw:connector>
        <draw:connector draw:type="line" svg:x1="6.31631in" svg:y1="4.10378in" svg:x2="6.31631in" svg:y2="4.45905in" draw:id="id314" draw:style-name="a1178" draw:name="Connettore diritto 101">
          <svg:title/>
          <svg:desc/>
        </draw:connector>
        <draw:connector draw:type="line" svg:x1="6.65408in" svg:y1="4.09796in" svg:x2="6.65408in" svg:y2="4.45323in" draw:id="id315" draw:style-name="a1179" draw:name="Connettore diritto 102">
          <svg:title/>
          <svg:desc/>
        </draw:connector>
        <draw:connector draw:type="line" svg:x1="6.98729in" svg:y1="4.08919in" svg:x2="6.98729in" svg:y2="4.44446in" draw:id="id316" draw:style-name="a1180" draw:name="Connettore diritto 103">
          <svg:title/>
          <svg:desc/>
        </draw:connector>
        <draw:connector draw:type="line" svg:x1="7.33975in" svg:y1="4.10674in" svg:x2="7.33975in" svg:y2="4.46201in" draw:id="id317" draw:style-name="a1181" draw:name="Connettore diritto 104">
          <svg:title/>
          <svg:desc/>
        </draw:connector>
        <draw:connector draw:type="line" svg:x1="7.67753in" svg:y1="4.10674in" svg:x2="7.67753in" svg:y2="4.46201in" draw:id="id318" draw:style-name="a1182" draw:name="Connettore diritto 105">
          <svg:title/>
          <svg:desc/>
        </draw:connector>
        <draw:connector draw:type="line" svg:x1="8.01979in" svg:y1="4.10674in" svg:x2="8.01979in" svg:y2="4.46201in" draw:id="id319" draw:style-name="a1183" draw:name="Connettore diritto 106">
          <svg:title/>
          <svg:desc/>
        </draw:connector>
        <draw:connector draw:type="line" svg:x1="8.37129in" svg:y1="4.10674in" svg:x2="8.37129in" svg:y2="4.46201in" draw:id="id320" draw:style-name="a1184" draw:name="Connettore diritto 107">
          <svg:title/>
          <svg:desc/>
        </draw:connector>
        <draw:connector draw:type="line" svg:x1="8.71101in" svg:y1="4.10674in" svg:x2="8.71101in" svg:y2="4.462in" draw:id="id321" draw:style-name="a1185" draw:name="Connettore diritto 108">
          <svg:title/>
          <svg:desc/>
        </draw:connector>
        <draw:connector draw:type="line" svg:x1="9.05465in" svg:y1="4.09796in" svg:x2="9.05465in" svg:y2="4.45323in" draw:id="id322" draw:style-name="a1186" draw:name="Connettore diritto 109">
          <svg:title/>
          <svg:desc/>
        </draw:connector>
        <draw:connector draw:type="line" svg:x1="9.39863in" svg:y1="4.10531in" svg:x2="9.39863in" svg:y2="4.46058in" draw:id="id323" draw:style-name="a1187" draw:name="Connettore diritto 110">
          <svg:title/>
          <svg:desc/>
        </draw:connector>
        <draw:connector draw:type="line" svg:x1="9.72734in" svg:y1="4.09358in" svg:x2="9.72734in" svg:y2="4.44885in" draw:id="id324" draw:style-name="a1188" draw:name="Connettore diritto 111">
          <svg:title/>
          <svg:desc/>
        </draw:connector>
        <draw:connector draw:type="line" svg:x1="10.05912in" svg:y1="4.08919in" svg:x2="10.05912in" svg:y2="4.44446in" draw:id="id325" draw:style-name="a1189" draw:name="Connettore diritto 112">
          <svg:title/>
          <svg:desc/>
        </draw:connector>
        <draw:connector draw:type="line" svg:x1="10.40587in" svg:y1="4.09796in" svg:x2="10.40587in" svg:y2="4.45323in" draw:id="id326" draw:style-name="a1190" draw:name="Connettore diritto 113">
          <svg:title/>
          <svg:desc/>
        </draw:connector>
        <draw:connector draw:type="line" svg:x1="10.74814in" svg:y1="4.08919in" svg:x2="10.74814in" svg:y2="4.44446in" draw:id="id327" draw:style-name="a1191" draw:name="Connettore diritto 114">
          <svg:title/>
          <svg:desc/>
        </draw:connector>
        <draw:connector draw:type="line" svg:x1="11.09801in" svg:y1="4.11413in" svg:x2="11.09801in" svg:y2="4.46939in" draw:id="id328" draw:style-name="a1192" draw:name="Connettore diritto 115">
          <svg:title/>
          <svg:desc/>
        </draw:connector>
        <draw:connector draw:type="line" svg:x1="11.45058in" svg:y1="4.10479in" svg:x2="11.45058in" svg:y2="4.46005in" draw:id="id329" draw:style-name="a1193" draw:name="Connettore diritto 116">
          <svg:title/>
          <svg:desc/>
        </draw:connector>
        <draw:connector draw:type="line" svg:x1="11.79187in" svg:y1="4.11413in" svg:x2="11.79187in" svg:y2="4.46939in" draw:id="id330" draw:style-name="a1194" draw:name="Connettore diritto 117">
          <svg:title/>
          <svg:desc/>
        </draw:connector>
        <draw:connector draw:type="line" svg:x1="12.13782in" svg:y1="4.10531in" svg:x2="12.13782in" svg:y2="4.46058in" draw:id="id331" draw:style-name="a1195" draw:name="Connettore diritto 118">
          <svg:title/>
          <svg:desc/>
        </draw:connector>
        <draw:connector draw:type="line" svg:x1="12.48348in" svg:y1="4.0892in" svg:x2="12.48348in" svg:y2="4.44446in" draw:id="id332" draw:style-name="a1196" draw:name="Connettore diritto 119">
          <svg:title/>
          <svg:desc/>
        </draw:connector>
        <draw:connector draw:type="line" svg:x1="12.82125in" svg:y1="4.10237in" svg:x2="12.82125in" svg:y2="4.45763in" draw:id="id333" draw:style-name="a1197" draw:name="Connettore diritto 120">
          <svg:title/>
          <svg:desc/>
        </draw:connector>
        <draw:connector draw:type="line" svg:x1="1.54552in" svg:y1="4.10235in" svg:x2="1.54552in" svg:y2="4.45761in" draw:id="id334" draw:style-name="a1198" draw:name="Connettore diritto 121">
          <svg:title/>
          <svg:desc/>
        </draw:connector>
        <draw:connector draw:type="line" svg:x1="1.20458in" svg:y1="4.09358in" svg:x2="1.20458in" svg:y2="4.44884in" draw:id="id335" draw:style-name="a1199" draw:name="Connettore diritto 122">
          <svg:title/>
          <svg:desc/>
        </draw:connector>
        <draw:connector draw:type="line" svg:x1="0.86683in" svg:y1="4.10235in" svg:x2="0.86683in" svg:y2="4.45761in" draw:id="id336" draw:style-name="a1200" draw:name="Connettore diritto 123">
          <svg:title/>
          <svg:desc/>
        </draw:connector>
        <draw:connector draw:type="line" svg:x1="0.51208in" svg:y1="4.09358in" svg:x2="0.51208in" svg:y2="4.44885in" draw:id="id337" draw:style-name="a1201" draw:name="Connettore diritto 124">
          <svg:title/>
          <svg:desc/>
        </draw:connector>
        <draw:frame draw:id="id338" draw:style-name="a1204" draw:name="CasellaDiTesto 125" svg:x="2.42227in" svg:y="4.42781in" svg:width="0.43142in" svg:height="0.25244in">
          <draw:text-box>
            <text:p text:style-name="a1203" text:class-names="" text:cond-style-name=""><text:span text:style-name="a1202" text:class-names="">42</text:span></text:p>
          </draw:text-box>
          <svg:title/>
          <svg:desc/>
        </draw:frame>
        <draw:frame draw:id="id339" draw:style-name="a1207" draw:name="CasellaDiTesto 127" svg:x="4.42246in" svg:y="4.40025in" svg:width="0.36773in" svg:height="0.25244in">
          <draw:text-box>
            <text:p text:style-name="a1206" text:class-names="" text:cond-style-name=""><text:span text:style-name="a1205" text:class-names="">48</text:span></text:p>
          </draw:text-box>
          <svg:title/>
          <svg:desc/>
        </draw:frame>
        <draw:frame draw:id="id340" draw:style-name="a1210" draw:name="CasellaDiTesto 128" svg:x="6.47165in" svg:y="4.44446in" svg:width="0.36773in" svg:height="0.25244in">
          <draw:text-box>
            <text:p text:style-name="a1209" text:class-names="" text:cond-style-name=""><text:span text:style-name="a1208" text:class-names="">54</text:span></text:p>
          </draw:text-box>
          <svg:title/>
          <svg:desc/>
        </draw:frame>
        <draw:frame draw:id="id341" draw:style-name="a1213" draw:name="CasellaDiTesto 130" svg:x="8.51712in" svg:y="4.42829in" svg:width="0.36773in" svg:height="0.25244in">
          <draw:text-box>
            <text:p text:style-name="a1212" text:class-names="" text:cond-style-name=""><text:span text:style-name="a1211" text:class-names="">60</text:span></text:p>
          </draw:text-box>
          <svg:title/>
          <svg:desc/>
        </draw:frame>
        <draw:frame draw:id="id342" draw:style-name="a1216" draw:name="CasellaDiTesto 131" svg:x="10.56736in" svg:y="4.42731in" svg:width="0.36773in" svg:height="0.25244in">
          <draw:text-box>
            <text:p text:style-name="a1215" text:class-names="" text:cond-style-name=""><text:span text:style-name="a1214" text:class-names="">66</text:span></text:p>
          </draw:text-box>
          <svg:title/>
          <svg:desc/>
        </draw:frame>
        <draw:connector draw:type="line" svg:x1="0.51208in" svg:y1="5.26793in" svg:x2="12.82125in" svg:y2="5.27232in" draw:id="id343" draw:style-name="a1217" draw:name="Connettore diritto 133">
          <svg:title/>
          <svg:desc/>
        </draw:connector>
        <draw:connector draw:type="line" svg:x1="2.22234in" svg:y1="5.09745in" svg:x2="2.22234in" svg:y2="5.45271in" draw:id="id344" draw:style-name="a1218" draw:name="Connettore diritto 134">
          <svg:title/>
          <svg:desc/>
        </draw:connector>
        <draw:connector draw:type="line" svg:x1="2.55983in" svg:y1="5.09745in" svg:x2="2.55983in" svg:y2="5.45271in" draw:id="id345" draw:style-name="a1219" draw:name="Connettore diritto 135">
          <svg:title/>
          <svg:desc/>
        </draw:connector>
        <draw:connector draw:type="line" svg:x1="2.89945in" svg:y1="5.09326in" svg:x2="2.89945in" svg:y2="5.44852in" draw:id="id346" draw:style-name="a1220" draw:name="Connettore diritto 136">
          <svg:title/>
          <svg:desc/>
        </draw:connector>
        <draw:connector draw:type="line" svg:x1="3.24585in" svg:y1="5.07714in" svg:x2="3.24585in" svg:y2="5.4324in" draw:id="id347" draw:style-name="a1221" draw:name="Connettore diritto 137">
          <svg:title/>
          <svg:desc/>
        </draw:connector>
        <draw:connector draw:type="line" svg:x1="3.57958in" svg:y1="5.06924in" svg:x2="3.57958in" svg:y2="5.42451in" draw:id="id348" draw:style-name="a1222" draw:name="Connettore diritto 138">
          <svg:title/>
          <svg:desc/>
        </draw:connector>
        <draw:connector draw:type="line" svg:x1="3.91981in" svg:y1="5.07714in" svg:x2="3.91981in" svg:y2="5.4324in" draw:id="id349" draw:style-name="a1223" draw:name="Connettore diritto 139">
          <svg:title/>
          <svg:desc/>
        </draw:connector>
        <draw:connector draw:type="line" svg:x1="1.88456in" svg:y1="5.09745in" svg:x2="1.88456in" svg:y2="5.45271in" draw:id="id350" draw:style-name="a1224" draw:name="Connettore diritto 140">
          <svg:title/>
          <svg:desc/>
        </draw:connector>
        <draw:connector draw:type="line" svg:x1="4.2655in" svg:y1="5.07714in" svg:x2="4.2655in" svg:y2="5.4324in" draw:id="id351" draw:style-name="a1225" draw:name="Connettore diritto 141">
          <svg:title/>
          <svg:desc/>
        </draw:connector>
        <draw:connector draw:type="line" svg:x1="4.60815in" svg:y1="5.07714in" svg:x2="4.60815in" svg:y2="5.4324in" draw:id="id352" draw:style-name="a1226" draw:name="Connettore diritto 142">
          <svg:title/>
          <svg:desc/>
        </draw:connector>
        <draw:connector draw:type="line" svg:x1="4.94154in" svg:y1="5.08591in" svg:x2="4.94154in" svg:y2="5.44117in" draw:id="id353" draw:style-name="a1227" draw:name="Connettore diritto 143">
          <svg:title/>
          <svg:desc/>
        </draw:connector>
        <draw:connector draw:type="line" svg:x1="5.27419in" svg:y1="5.09502in" svg:x2="5.27419in" svg:y2="5.45028in" draw:id="id354" draw:style-name="a1228" draw:name="Connettore diritto 144">
          <svg:title/>
          <svg:desc/>
        </draw:connector>
        <draw:connector draw:type="line" svg:x1="5.61445in" svg:y1="5.09469in" svg:x2="5.61445in" svg:y2="5.44995in" draw:id="id355" draw:style-name="a1229" draw:name="Connettore diritto 145">
          <svg:title/>
          <svg:desc/>
        </draw:connector>
        <draw:connector draw:type="line" svg:x1="5.95672in" svg:y1="5.08674in" svg:x2="5.95672in" svg:y2="5.442in" draw:id="id356" draw:style-name="a1230" draw:name="Connettore diritto 146">
          <svg:title/>
          <svg:desc/>
        </draw:connector>
        <draw:connector draw:type="line" svg:x1="6.31631in" svg:y1="5.09173in" svg:x2="6.31631in" svg:y2="5.44699in" draw:id="id357" draw:style-name="a1231" draw:name="Connettore diritto 147">
          <svg:title/>
          <svg:desc/>
        </draw:connector>
        <draw:connector draw:type="line" svg:x1="6.65408in" svg:y1="5.08591in" svg:x2="6.65408in" svg:y2="5.44117in" draw:id="id358" draw:style-name="a1232" draw:name="Connettore diritto 148">
          <svg:title/>
          <svg:desc/>
        </draw:connector>
        <draw:connector draw:type="line" svg:x1="6.98729in" svg:y1="5.07714in" svg:x2="6.98729in" svg:y2="5.4324in" draw:id="id359" draw:style-name="a1233" draw:name="Connettore diritto 149">
          <svg:title/>
          <svg:desc/>
        </draw:connector>
        <draw:connector draw:type="line" svg:x1="7.33975in" svg:y1="5.09469in" svg:x2="7.33975in" svg:y2="5.44995in" draw:id="id360" draw:style-name="a1234" draw:name="Connettore diritto 150">
          <svg:title/>
          <svg:desc/>
        </draw:connector>
        <draw:connector draw:type="line" svg:x1="7.67753in" svg:y1="5.09469in" svg:x2="7.67753in" svg:y2="5.44995in" draw:id="id361" draw:style-name="a1235" draw:name="Connettore diritto 151">
          <svg:title/>
          <svg:desc/>
        </draw:connector>
        <draw:connector draw:type="line" svg:x1="8.01979in" svg:y1="5.09469in" svg:x2="8.01979in" svg:y2="5.44995in" draw:id="id362" draw:style-name="a1236" draw:name="Connettore diritto 152">
          <svg:title/>
          <svg:desc/>
        </draw:connector>
        <draw:connector draw:type="line" svg:x1="8.37129in" svg:y1="5.09469in" svg:x2="8.37129in" svg:y2="5.44995in" draw:id="id363" draw:style-name="a1237" draw:name="Connettore diritto 153">
          <svg:title/>
          <svg:desc/>
        </draw:connector>
        <draw:connector draw:type="line" svg:x1="8.71101in" svg:y1="5.09469in" svg:x2="8.71101in" svg:y2="5.44995in" draw:id="id364" draw:style-name="a1238" draw:name="Connettore diritto 154">
          <svg:title/>
          <svg:desc/>
        </draw:connector>
        <draw:connector draw:type="line" svg:x1="9.05465in" svg:y1="5.08591in" svg:x2="9.05465in" svg:y2="5.44117in" draw:id="id365" draw:style-name="a1239" draw:name="Connettore diritto 155">
          <svg:title/>
          <svg:desc/>
        </draw:connector>
        <draw:connector draw:type="line" svg:x1="9.39863in" svg:y1="5.09326in" svg:x2="9.39863in" svg:y2="5.44852in" draw:id="id366" draw:style-name="a1240" draw:name="Connettore diritto 156">
          <svg:title/>
          <svg:desc/>
        </draw:connector>
        <draw:connector draw:type="line" svg:x1="9.72734in" svg:y1="5.08153in" svg:x2="9.72734in" svg:y2="5.43679in" draw:id="id367" draw:style-name="a1241" draw:name="Connettore diritto 157">
          <svg:title/>
          <svg:desc/>
        </draw:connector>
        <draw:connector draw:type="line" svg:x1="10.05912in" svg:y1="5.07714in" svg:x2="10.05912in" svg:y2="5.4324in" draw:id="id368" draw:style-name="a1242" draw:name="Connettore diritto 158">
          <svg:title/>
          <svg:desc/>
        </draw:connector>
        <draw:connector draw:type="line" svg:x1="10.40587in" svg:y1="5.08591in" svg:x2="10.40587in" svg:y2="5.44117in" draw:id="id369" draw:style-name="a1243" draw:name="Connettore diritto 159">
          <svg:title/>
          <svg:desc/>
        </draw:connector>
        <draw:connector draw:type="line" svg:x1="10.74814in" svg:y1="5.07714in" svg:x2="10.74814in" svg:y2="5.4324in" draw:id="id370" draw:style-name="a1244" draw:name="Connettore diritto 160">
          <svg:title/>
          <svg:desc/>
        </draw:connector>
        <draw:connector draw:type="line" svg:x1="11.09801in" svg:y1="5.10207in" svg:x2="11.09801in" svg:y2="5.45734in" draw:id="id371" draw:style-name="a1245" draw:name="Connettore diritto 161">
          <svg:title/>
          <svg:desc/>
        </draw:connector>
        <draw:connector draw:type="line" svg:x1="11.45058in" svg:y1="5.09273in" svg:x2="11.45058in" svg:y2="5.448in" draw:id="id372" draw:style-name="a1246" draw:name="Connettore diritto 162">
          <svg:title/>
          <svg:desc/>
        </draw:connector>
        <draw:connector draw:type="line" svg:x1="11.79187in" svg:y1="5.10207in" svg:x2="11.79187in" svg:y2="5.45733in" draw:id="id373" draw:style-name="a1247" draw:name="Connettore diritto 163">
          <svg:title/>
          <svg:desc/>
        </draw:connector>
        <draw:connector draw:type="line" svg:x1="12.13782in" svg:y1="5.09326in" svg:x2="12.13782in" svg:y2="5.44852in" draw:id="id374" draw:style-name="a1248" draw:name="Connettore diritto 164">
          <svg:title/>
          <svg:desc/>
        </draw:connector>
        <draw:connector draw:type="line" svg:x1="12.48348in" svg:y1="5.07714in" svg:x2="12.48348in" svg:y2="5.43241in" draw:id="id375" draw:style-name="a1249" draw:name="Connettore diritto 165">
          <svg:title/>
          <svg:desc/>
        </draw:connector>
        <draw:connector draw:type="line" svg:x1="12.82125in" svg:y1="5.09032in" svg:x2="12.82125in" svg:y2="5.44558in" draw:id="id376" draw:style-name="a1250" draw:name="Connettore diritto 166">
          <svg:title/>
          <svg:desc/>
        </draw:connector>
        <draw:connector draw:type="line" svg:x1="1.54552in" svg:y1="5.0903in" svg:x2="1.54552in" svg:y2="5.44556in" draw:id="id377" draw:style-name="a1251" draw:name="Connettore diritto 167">
          <svg:title/>
          <svg:desc/>
        </draw:connector>
        <draw:connector draw:type="line" svg:x1="1.20458in" svg:y1="5.08153in" svg:x2="1.20458in" svg:y2="5.43679in" draw:id="id378" draw:style-name="a1252" draw:name="Connettore diritto 168">
          <svg:title/>
          <svg:desc/>
        </draw:connector>
        <draw:connector draw:type="line" svg:x1="0.86683in" svg:y1="5.0903in" svg:x2="0.86683in" svg:y2="5.44556in" draw:id="id379" draw:style-name="a1253" draw:name="Connettore diritto 169">
          <svg:title/>
          <svg:desc/>
        </draw:connector>
        <draw:connector draw:type="line" svg:x1="0.51208in" svg:y1="5.08153in" svg:x2="0.51208in" svg:y2="5.43679in" draw:id="id380" draw:style-name="a1254" draw:name="Connettore diritto 170">
          <svg:title/>
          <svg:desc/>
        </draw:connector>
        <draw:frame draw:id="id381" draw:style-name="a1257" draw:name="CasellaDiTesto 176" svg:x="4.41192in" svg:y="5.45275in" svg:width="0.36773in" svg:height="0.25244in">
          <draw:text-box>
            <text:p text:style-name="a1256" text:class-names="" text:cond-style-name=""><text:span text:style-name="a1255" text:class-names="">48</text:span></text:p>
          </draw:text-box>
          <svg:title/>
          <svg:desc/>
        </draw:frame>
        <draw:connector draw:type="line" svg:x1="3.57958in" svg:y1="3.31455in" svg:x2="3.57958in" svg:y2="3.06082in" draw:id="id382" draw:style-name="a1259" draw:name="Connettore 2 180">
          <svg:title/>
          <svg:desc/>
        </draw:connector>
        <draw:connector draw:type="line" svg:x1="6.65408in" svg:y1="3.31455in" svg:x2="6.65408in" svg:y2="3.06082in" draw:id="id383" draw:style-name="a1261" draw:name="Connettore 2 230">
          <svg:title/>
          <svg:desc/>
        </draw:connector>
        <draw:connector draw:type="line" svg:x1="9.72941in" svg:y1="3.31455in" svg:x2="9.72941in" svg:y2="3.06082in" draw:id="id384" draw:style-name="a1263" draw:name="Connettore 2 231">
          <svg:title/>
          <svg:desc/>
        </draw:connector>
        <draw:connector draw:type="line" svg:x1="2.55983in" svg:y1="4.27999in" svg:x2="2.55983in" svg:y2="4.02625in" draw:id="id385" draw:style-name="a1265" draw:name="Connettore 2 232">
          <svg:title/>
          <svg:desc/>
        </draw:connector>
        <draw:connector draw:type="line" svg:x1="4.60815in" svg:y1="4.27999in" svg:x2="4.60815in" svg:y2="4.02625in" draw:id="id386" draw:style-name="a1267" draw:name="Connettore 2 233">
          <svg:title/>
          <svg:desc/>
        </draw:connector>
        <draw:connector draw:type="line" svg:x1="6.66324in" svg:y1="4.27999in" svg:x2="6.66324in" svg:y2="4.02625in" draw:id="id387" draw:style-name="a1269" draw:name="Connettore 2 234">
          <svg:title/>
          <svg:desc/>
        </draw:connector>
        <draw:connector draw:type="line" svg:x1="8.71101in" svg:y1="4.27999in" svg:x2="8.71101in" svg:y2="4.02625in" draw:id="id388" draw:style-name="a1271" draw:name="Connettore 2 235">
          <svg:title/>
          <svg:desc/>
        </draw:connector>
        <draw:connector draw:type="line" svg:x1="10.74814in" svg:y1="4.27999in" svg:x2="10.74814in" svg:y2="4.02625in" draw:id="id389" draw:style-name="a1273" draw:name="Connettore 2 236">
          <svg:title/>
          <svg:desc/>
        </draw:connector>
        <draw:connector draw:type="line" svg:x1="12.82397in" svg:y1="4.27999in" svg:x2="12.82397in" svg:y2="4.02625in" draw:id="id390" draw:style-name="a1275" draw:name="Connettore 2 237">
          <svg:title/>
          <svg:desc/>
        </draw:connector>
        <draw:connector draw:type="line" svg:x1="8.71373in" svg:y1="5.26793in" svg:x2="8.71373in" svg:y2="5.0142in" draw:id="id391" draw:style-name="a1277" draw:name="Connettore 2 238">
          <svg:title/>
          <svg:desc/>
        </draw:connector>
        <draw:connector draw:type="line" svg:x1="2.55983in" svg:y1="2.92829in" svg:x2="2.55983in" svg:y2="5.54052in" draw:id="id392" draw:style-name="a1279" draw:name="Connettore diritto 240">
          <svg:title/>
          <svg:desc/>
        </draw:connector>
        <draw:connector draw:type="line" svg:x1="0.51208in" svg:y1="2.92829in" svg:x2="0.51208in" svg:y2="5.54052in" draw:id="id393" draw:style-name="a1281" draw:name="Connettore diritto 244">
          <svg:title/>
          <svg:desc/>
        </draw:connector>
        <draw:connector draw:type="line" svg:x1="4.60633in" svg:y1="2.95281in" svg:x2="4.60633in" svg:y2="5.56504in" draw:id="id394" draw:style-name="a1283" draw:name="Connettore diritto 245">
          <svg:title/>
          <svg:desc/>
        </draw:connector>
        <draw:connector draw:type="line" svg:x1="6.65408in" svg:y1="2.96071in" svg:x2="6.65408in" svg:y2="5.57294in" draw:id="id395" draw:style-name="a1285" draw:name="Connettore diritto 246">
          <svg:title/>
          <svg:desc/>
        </draw:connector>
        <draw:connector draw:type="line" svg:x1="8.70099in" svg:y1="2.93583in" svg:x2="8.70099in" svg:y2="5.54805in" draw:id="id396" draw:style-name="a1287" draw:name="Connettore diritto 247">
          <svg:title/>
          <svg:desc/>
        </draw:connector>
        <draw:connector draw:type="line" svg:x1="10.74814in" svg:y1="2.92829in" svg:x2="10.74814in" svg:y2="5.54052in" draw:id="id397" draw:style-name="a1289" draw:name="Connettore diritto 248">
          <svg:title/>
          <svg:desc/>
        </draw:connector>
        <draw:connector draw:type="line" svg:x1="12.82914in" svg:y1="2.92829in" svg:x2="12.82914in" svg:y2="5.54052in" draw:id="id398" draw:style-name="a1291" draw:name="Connettore diritto 249">
          <svg:title/>
          <svg:desc/>
        </draw:connector>
        <draw:frame draw:id="id399" draw:style-name="a1294" draw:name="CasellaDiTesto 171" svg:x="12.64527in" svg:y="4.42614in" svg:width="0.36773in" svg:height="0.25244in">
          <draw:text-box>
            <text:p text:style-name="a1293" text:class-names="" text:cond-style-name=""><text:span text:style-name="a1292" text:class-names="">72</text:span></text:p>
          </draw:text-box>
          <svg:title/>
          <svg:desc/>
        </draw:frame>
        <draw:frame draw:id="id400" draw:style-name="a1297" draw:name="CasellaDiTesto 172" svg:x="12.63739in" svg:y="5.41667in" svg:width="0.36773in" svg:height="0.25244in">
          <draw:text-box>
            <text:p text:style-name="a1296" text:class-names="" text:cond-style-name=""><text:span text:style-name="a1295" text:class-names="">72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olo e contenuto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Intestazione sezione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ue contenuti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nfronto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Solo titolo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Vuota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to con didascalia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magine con didascalia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olo e testo verticale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olo e testo vertical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table-cell" style:name="a911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9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15">
      <style:table-cell-properties fo:background-color="#e7e7e7"/>
    </style:style>
    <style:style style:family="table-cell" style:name="a916">
      <style:table-cell-properties fo:background-color="#e7e7e7"/>
    </style:style>
    <style:style style:family="table-cell" style:name="a917">
      <style:table-cell-properties fo:background-color="#a5a5a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91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0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881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8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4">
      <style:table-cell-properties/>
      <style:text-properties fo:color="#000000" fo:font-family="+mn-lt" style:font-family-asian="+mn-ea" style:font-family-complex="+mn-cs"/>
    </style:style>
    <style:style style:family="table-cell" style:name="a88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86">
      <style:table-cell-properties fo:background-color="#e9ebf5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887">
      <style:table-cell-properties fo:background-color="#cfd5ea"/>
    </style:style>
    <style:style style:family="table-cell" style:name="a888">
      <style:table-cell-properties fo:background-color="#cfd5ea"/>
    </style:style>
    <style:style style:family="table-cell" style:name="a889">
      <style:table-cell-properties fo:background-color="#e9ebf5"/>
      <style:text-properties fo:font-family="" style:font-family-asian="" style:font-family-complex="" fo:font-weight="bold" style:font-weight-asian="bold" style:font-weight-complex="bold"/>
    </style:style>
    <style:style style:family="table-cell" style:name="a86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1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2">
      <style:table-cell-properties/>
    </style:style>
    <style:style style:family="table-cell" style:name="a863">
      <style:table-cell-properties fo:background-color="#e1e1e1"/>
    </style:style>
    <style:style style:family="table-cell" style:name="a864">
      <style:table-cell-properties/>
    </style:style>
    <style:style style:family="table-cell" style:name="a865">
      <style:table-cell-properties fo:background-color="#e1e1e1"/>
    </style:style>
    <style:style style:family="table-cell" style:name="a866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0">
      <style:table-cell-properties fo:background-color="#e9ebf5" fo:border-top="0.02778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0">
      <style:table-cell-properties fo:background-color="#eaeff7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8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1">
      <style:table-cell-properties fo:background-color="#d2deef"/>
    </style:style>
    <style:style style:family="table-cell" style:name="a893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902">
      <style:table-cell-properties fo:background-color="#d2deef"/>
    </style:style>
    <style:style style:family="table-cell" style:name="a894">
      <style:table-cell-properties fo:background-color="#e1e1e1"/>
    </style:style>
    <style:style style:family="table-cell" style:name="a903">
      <style:table-cell-properties fo:background-color="#eaeff7"/>
      <style:text-properties fo:font-family="" style:font-family-asian="" style:font-family-complex="" fo:font-weight="bold" style:font-weight-asian="bold" style:font-weight-complex="bold"/>
    </style:style>
    <style:style style:family="table-cell" style:name="a895">
      <style:table-cell-properties fo:background-color="#e1e1e1"/>
    </style:style>
    <style:style style:family="table-cell" style:name="a904">
      <style:table-cell-properties fo:background-color="#eaeff7" fo:border-top="0.02778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89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7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9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7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8">
      <style:table-cell-properties fo:background-color="#cbcbcb"/>
    </style:style>
    <style:style style:family="table-cell" style:name="a909">
      <style:table-cell-properties fo:background-color="#cbcbcb"/>
    </style:style>
    <style:style style:family="table-cell" style:name="a870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871">
      <style:table-cell-properties fo:background-color="#cbcbcb"/>
    </style:style>
    <style:style style:family="table-cell" style:name="a872">
      <style:table-cell-properties fo:background-color="#cbcbcb"/>
    </style:style>
    <style:style style:family="table-cell" style:name="a873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4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5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6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77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878">
      <style:table-cell-properties fo:background-color="#e1e1e1"/>
    </style:style>
    <style:style style:family="table-cell" style:name="a879">
      <style:table-cell-properties fo:background-color="#e1e1e1"/>
    </style:style>
    <style:style style:family="table-cell" style:name="a85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3">
      <style:table-cell-properties/>
    </style:style>
    <style:style style:family="table-cell" style:name="a854">
      <style:table-cell-properties fo:background-color="#cfd5ea"/>
    </style:style>
    <style:style style:family="table-cell" style:name="a855">
      <style:table-cell-properties/>
    </style:style>
    <style:style style:family="table-cell" style:name="a856">
      <style:table-cell-properties fo:background-color="#cfd5ea"/>
    </style:style>
    <style:style style:family="table-cell" style:name="a85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0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80" svg:viewBox="0 0 20 30" svg:d="m10 0-10 30h20z"/>
    <draw:marker draw:name="a1268" svg:viewBox="0 0 20 30" svg:d="m10 0-10 30h20z"/>
    <draw:marker draw:name="a1082" svg:viewBox="0 0 20 30" svg:d="m10 0-10 30h20z"/>
    <draw:marker draw:name="a1084" svg:viewBox="0 0 20 30" svg:d="m10 0-10 30h20z"/>
    <draw:marker draw:name="a1086" svg:viewBox="0 0 20 30" svg:d="m10 0-10 30h20z"/>
    <draw:marker draw:name="a1088" svg:viewBox="0 0 20 30" svg:d="m10 0-10 30h20z"/>
    <draw:marker draw:name="a1258" svg:viewBox="0 0 20 30" svg:d="m10 0-10 30h20z"/>
    <draw:marker draw:name="a1074" svg:viewBox="0 0 20 30" svg:d="m10 0-10 30h20z"/>
    <draw:marker draw:name="a1270" svg:viewBox="0 0 20 30" svg:d="m10 0-10 30h20z"/>
    <draw:marker draw:name="a1076" svg:viewBox="0 0 20 30" svg:d="m10 0-10 30h20z"/>
    <draw:marker draw:name="a1272" svg:viewBox="0 0 20 30" svg:d="m10 0-10 30h20z"/>
    <draw:marker draw:name="a1078" svg:viewBox="0 0 20 30" svg:d="m10 0-10 30h20z"/>
    <draw:marker draw:name="a1274" svg:viewBox="0 0 20 30" svg:d="m10 0-10 30h20z"/>
    <draw:marker draw:name="a1276" svg:viewBox="0 0 20 30" svg:d="m10 0-10 30h20z"/>
    <draw:marker draw:name="a1090" svg:viewBox="0 0 20 30" svg:d="m10 0-10 30h20z"/>
    <draw:marker draw:name="a1092" svg:viewBox="0 0 20 30" svg:d="m10 0-10 30h20z"/>
    <draw:marker draw:name="a1260" svg:viewBox="0 0 20 30" svg:d="m10 0-10 30h20z"/>
    <draw:marker draw:name="a1262" svg:viewBox="0 0 20 30" svg:d="m10 0-10 30h20z"/>
    <draw:marker draw:name="a1264" svg:viewBox="0 0 20 30" svg:d="m10 0-10 30h20z"/>
    <draw:marker draw:name="a1266" svg:viewBox="0 0 20 30" svg:d="m10 0-10 30h20z"/>
    <draw:stroke-dash draw:name="a1280" draw:style="rect" draw:dots1="1" draw:dots1-length="0.02083in" draw:dots2="1" draw:dots2-length="0.00694in" draw:distance="0.02083in"/>
    <draw:stroke-dash draw:name="a1282" draw:style="rect" draw:dots1="1" draw:dots1-length="0.02083in" draw:dots2="1" draw:dots2-length="0.00694in" draw:distance="0.02083in"/>
    <draw:stroke-dash draw:name="a1278" draw:style="rect" draw:dots1="1" draw:dots1-length="0.02083in" draw:dots2="1" draw:dots2-length="0.00694in" draw:distance="0.02083in"/>
    <draw:stroke-dash draw:name="a1290" draw:style="rect" draw:dots1="1" draw:dots1-length="0.02083in" draw:dots2="1" draw:dots2-length="0.00694in" draw:distance="0.02083in"/>
    <draw:stroke-dash draw:name="a1284" draw:style="rect" draw:dots1="1" draw:dots1-length="0.02083in" draw:dots2="1" draw:dots2-length="0.00694in" draw:distance="0.02083in"/>
    <draw:stroke-dash draw:name="a1094" draw:style="rect" draw:dots1="1" draw:dots1-length="0.02083in" draw:dots2="1" draw:dots2-length="0.00694in" draw:distance="0.02083in"/>
    <draw:stroke-dash draw:name="a1286" draw:style="rect" draw:dots1="1" draw:dots1-length="0.02083in" draw:dots2="1" draw:dots2-length="0.00694in" draw:distance="0.02083in"/>
    <draw:stroke-dash draw:name="a1096" draw:style="rect" draw:dots1="1" draw:dots1-length="0.02083in" draw:dots2="1" draw:dots2-length="0.00694in" draw:distance="0.02083in"/>
    <draw:stroke-dash draw:name="a1288" draw:style="rect" draw:dots1="1" draw:dots1-length="0.02083in" draw:dots2="1" draw:dots2-length="0.00694in" draw:distance="0.02083in"/>
    <draw:stroke-dash draw:name="a1098" draw:style="rect" draw:dots1="1" draw:dots1-length="0.02083in" draw:dots2="1" draw:dots2-length="0.00694in" draw:distance="0.02083in"/>
    <draw:stroke-dash draw:name="a1100" draw:style="rect" draw:dots1="1" draw:dots1-length="0.02083in" draw:dots2="1" draw:dots2-length="0.00694in" draw:distance="0.02083in"/>
    <draw:stroke-dash draw:name="a1102" draw:style="rect" draw:dots1="1" draw:dots1-length="0.02083in" draw:dots2="1" draw:dots2-length="0.00694in" draw:distance="0.02083in"/>
    <draw:stroke-dash draw:name="a1104" draw:style="rect" draw:dots1="1" draw:dots1-length="0.02083in" draw:dots2="1" draw:dots2-length="0.00694in" draw:distance="0.02083in"/>
    <draw:stroke-dash draw:name="a1106" draw:style="rect" draw:dots1="1" draw:dots1-length="0.02083in" draw:dots2="1" draw:dots2-length="0.00694in" draw:distance="0.02083in"/>
    <table:table-template table:name="{5C22544A-7EE6-4342-B048-85BDC9FD1C3A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2" table:paragraph-style-name=""/>
      <table:even-rows table:style-name="a855" table:paragraph-style-name=""/>
      <table:odd-rows table:style-name="a856" table:paragraph-style-name=""/>
      <table:even-columns table:style-name="a853" table:paragraph-style-name=""/>
      <table:odd-columns table:style-name="a854" table:paragraph-style-name=""/>
    </table:table-template>
    <table:table-template table:name="{F5AB1C69-6EDB-4FF4-983F-18BD219EF322}">
      <table:first-row table:style-name="a866" table:paragraph-style-name=""/>
      <table:last-row table:style-name="a867" table:paragraph-style-name=""/>
      <table:first-column table:style-name="a868" table:paragraph-style-name=""/>
      <table:last-column table:style-name="a869" table:paragraph-style-name=""/>
      <table:body table:style-name="a861" table:paragraph-style-name=""/>
      <table:even-rows table:style-name="a864" table:paragraph-style-name=""/>
      <table:odd-rows table:style-name="a865" table:paragraph-style-name=""/>
      <table:even-columns table:style-name="a862" table:paragraph-style-name=""/>
      <table:odd-columns table:style-name="a863" table:paragraph-style-name=""/>
    </table:table-template>
    <table:table-template table:name="{E8034E78-7F5D-4C2E-B375-FC64B27BC917}">
      <table:first-row table:style-name="a873" table:paragraph-style-name=""/>
      <table:last-row table:style-name="a874" table:paragraph-style-name=""/>
      <table:first-column table:style-name="a875" table:paragraph-style-name=""/>
      <table:last-column table:style-name="a876" table:paragraph-style-name=""/>
      <table:body table:style-name="a870" table:paragraph-style-name=""/>
      <table:odd-rows table:style-name="a872" table:paragraph-style-name=""/>
      <table:odd-columns table:style-name="a871" table:paragraph-style-name=""/>
    </table:table-template>
    <table:table-template table:name="{0505E3EF-67EA-436B-97B2-0124C06EBD24}">
      <table:first-row table:style-name="a880" table:paragraph-style-name=""/>
      <table:last-row table:style-name="a881" table:paragraph-style-name=""/>
      <table:first-column table:style-name="a882" table:paragraph-style-name=""/>
      <table:last-column table:style-name="a883" table:paragraph-style-name=""/>
      <table:body table:style-name="a877" table:paragraph-style-name=""/>
      <table:odd-rows table:style-name="a879" table:paragraph-style-name=""/>
      <table:odd-columns table:style-name="a878" table:paragraph-style-name=""/>
    </table:table-template>
    <table:table-template table:name="{5940675A-B579-460E-94D1-54222C63F5DA}">
      <table:body table:style-name="a885" table:paragraph-style-name=""/>
    </table:table-template>
    <table:table-template table:name="{2D5ABB26-0587-4C30-8999-92F81FD0307C}">
      <table:body table:style-name="a884" table:paragraph-style-name=""/>
    </table:table-template>
    <table:table-template table:name="{69CF1AB2-1976-4502-BF36-3FF5EA218861}">
      <table:first-row table:style-name="a889" table:paragraph-style-name=""/>
      <table:last-row table:style-name="a890" table:paragraph-style-name=""/>
      <table:first-column table:style-name="a891" table:paragraph-style-name=""/>
      <table:last-column table:style-name="a892" table:paragraph-style-name=""/>
      <table:body table:style-name="a886" table:paragraph-style-name=""/>
      <table:odd-rows table:style-name="a888" table:paragraph-style-name=""/>
      <table:odd-columns table:style-name="a887" table:paragraph-style-name=""/>
    </table:table-template>
    <table:table-template table:name="{22838BEF-8BB2-4498-84A7-C5851F593DF1}">
      <table:first-row table:style-name="a903" table:paragraph-style-name=""/>
      <table:last-row table:style-name="a904" table:paragraph-style-name=""/>
      <table:first-column table:style-name="a905" table:paragraph-style-name=""/>
      <table:last-column table:style-name="a906" table:paragraph-style-name=""/>
      <table:body table:style-name="a900" table:paragraph-style-name=""/>
      <table:odd-rows table:style-name="a902" table:paragraph-style-name=""/>
      <table:odd-columns table:style-name="a901" table:paragraph-style-name=""/>
    </table:table-template>
    <table:table-template table:name="{91EBBBCC-DAD2-459C-BE2E-F6DE35CF9A28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3" table:paragraph-style-name=""/>
      <table:odd-rows table:style-name="a895" table:paragraph-style-name=""/>
      <table:odd-columns table:style-name="a894" table:paragraph-style-name=""/>
    </table:table-template>
    <table:table-template table:name="{D7AC3CCA-C797-4891-BE02-D94E43425B78}">
      <table:first-row table:style-name="a910" table:paragraph-style-name=""/>
      <table:last-row table:style-name="a911" table:paragraph-style-name=""/>
      <table:first-column table:style-name="a912" table:paragraph-style-name=""/>
      <table:last-column table:style-name="a913" table:paragraph-style-name=""/>
      <table:body table:style-name="a907" table:paragraph-style-name=""/>
      <table:odd-rows table:style-name="a909" table:paragraph-style-name=""/>
      <table:odd-columns table:style-name="a908" table:paragraph-style-name=""/>
    </table:table-template>
    <table:table-template table:name="{EB344D84-9AFB-497E-A393-DC336BA19D2E}">
      <table:first-row table:style-name="a917" table:paragraph-style-name=""/>
      <table:last-row table:style-name="a918" table:paragraph-style-name=""/>
      <table:first-column table:style-name="a919" table:paragraph-style-name=""/>
      <table:last-column table:style-name="a920" table:paragraph-style-name=""/>
      <table:body table:style-name="a914" table:paragraph-style-name=""/>
      <table:odd-rows table:style-name="a916" table:paragraph-style-name=""/>
      <table:odd-columns table:style-name="a91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draw:fill="none" draw:stroke="solid" svg:stroke-width="0.01389in" svg:stroke-color="#000000" svg:stroke-opacity="100%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solid" svg:stroke-width="0.01389in" svg:stroke-color="#000000" svg:stroke-opacity="100%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text" style:name="a4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31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d14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8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1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8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8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9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8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9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8525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31797in" svg:y="6.51371in" svg:width="3.1111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28/2022</text:date></text:span></text:p>
        </draw:text-box>
        <svg:title/>
        <svg:desc/>
      </draw:frame>
      <draw:frame draw:id="id3" presentation:style-name="a28" draw:name="Footer Placeholder 4" svg:x="0.6356in" svg:y="6.50898in" svg:width="7.564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0" draw:name="Rectangle 10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0">
        <draw:frame draw:id="id8" presentation:style-name="a43" draw:name="Segnaposto intestazione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7" draw:name="Segnaposto data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" draw:name="Segnaposto immagine diapositiva 3">
          <svg:title/>
          <svg:desc/>
        </draw:page-thumbnail>
        <draw:frame draw:id="id11" presentation:style-name="a63" draw:name="Segnaposto note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Fare clic per modificare gli stili del testo dello schema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o livello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" draw:name="Segnaposto piè di pagina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3" presentation:style-name="a69" draw:name="Segnaposto numero diapositiva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custom-shape svg:x="0.48834in" svg:y="0.5in" svg:width="4.05in" svg:height="0.10389in" draw:id="id14" draw:layer="Master1-bg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7" draw:name="Rectangle 9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80" draw:name="Rectangle 10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3" draw:name="Rectangle 6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7" draw:name="Title 1" svg:x="0.6356in" svg:y="1.11596in" svg:width="12.02269in" svg:height="1.61309in" presentation:class="title" presentation:placeholder="false">
        <draw:text-box>
          <text:p text:style-name="a86" text:class-names="" text:cond-style-name=""><text:span text:style-name="a84" text:class-names="">Fare clic per modificare lo stile del titolo dello schema</text:span><text:span text:style-name="a85" text:class-names=""/></text:p>
        </draw:text-box>
        <svg:title/>
        <svg:desc/>
      </draw:frame>
      <draw:frame draw:id="id19" presentation:style-name="a91" draw:name="Subtitle 2" svg:x="0.6356in" svg:y="2.72905in" svg:width="12.02269in" svg:height="0.64558in" presentation:class="subtitle" presentation:placeholder="false">
        <draw:text-box>
          <text:p text:style-name="a90" text:class-names="" text:cond-style-name=""><text:span text:style-name="a88" text:class-names="">Fare clic per modificare lo stile del sottotitolo dello schema</text:span><text:span text:style-name="a89" text:class-names=""/></text:p>
        </draw:text-box>
        <svg:title/>
        <svg:desc/>
      </draw:frame>
      <draw:frame draw:id="id20" presentation:style-name="a95" draw:name="Date Placeholder 3" svg:x="8.31797in" svg:y="6.51371in" svg:width="3.11111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28/2022</text:date></text:span></text:p>
        </draw:text-box>
        <svg:title/>
        <svg:desc/>
      </draw:frame>
      <draw:frame draw:id="id21" presentation:style-name="a98" draw:name="Footer Placeholder 4" svg:x="0.6356in" svg:y="6.50898in" svg:width="7.564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5467in" svg:y="6.51371in" svg:width="1.11159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frame draw:id="id8" presentation:style-name="a104" draw:name="Segnaposto intestazione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8" draw:name="Segnaposto data 2" svg:x="4.24826in" svg:y="0in" svg:width="3.25in" svg:height="0.50174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9" draw:name="Segnaposto immagine diapositiva 3">
          <svg:title/>
          <svg:desc/>
        </draw:page-thumbnail>
        <draw:frame draw:id="id11" presentation:style-name="a124" draw:name="Segnaposto note 4" svg:x="0.75in" svg:y="4.8125in" svg:width="6in" svg:height="3.9375in" presentation:class="notes" presentation:placeholder="false">
          <draw:text-box>
            <text:p text:style-name="a111" text:class-names="" text:cond-style-name=""><text:span text:style-name="a110" text:class-names="">Fare clic per modificare gli stili del testo dello schema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o livello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7" draw:name="Segnaposto piè di pagina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3" presentation:style-name="a130" draw:name="Segnaposto numero diapositiva 6" svg:x="4.24826in" svg:y="9.49826in" svg:width="3.25in" svg:height="0.50174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2">
      <draw:custom-shape svg:x="0.48834in" svg:y="0.5in" svg:width="4.05in" svg:height="0.10389in" draw:id="id23" draw:layer="Master1-bg" draw:style-name="a135" draw:name="Rectangle 8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8" draw:name="Rectangle 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41" draw:name="Rectangle 10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4" draw:name="Rectangle 6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8" draw:name="Title 1" svg:x="0.6356in" svg:y="0.76789in" svg:width="12.06213in" svg:height="1.10871in" presentation:class="title" presentation:placeholder="false">
        <draw:text-box>
          <text:p text:style-name="a147" text:class-names="" text:cond-style-name=""><text:span text:style-name="a145" text:class-names="">Fare clic per modificare lo stile del titolo dello schema</text:span><text:span text:style-name="a146" text:class-names=""/></text:p>
        </draw:text-box>
        <svg:title/>
        <svg:desc/>
      </draw:frame>
      <draw:frame draw:id="id28" presentation:style-name="a165" draw:name="Content Placeholder 2" svg:x="0.6356in" svg:y="2.38462in" svg:width="12.06213in" svg:height="4.0226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Quinto livello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9" draw:name="Date Placeholder 3" svg:x="8.31797in" svg:y="6.51371in" svg:width="3.1111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4/28/2022</text:date></text:span></text:p>
        </draw:text-box>
        <svg:title/>
        <svg:desc/>
      </draw:frame>
      <draw:frame draw:id="id30" presentation:style-name="a172" draw:name="Footer Placeholder 4" svg:x="0.6356in" svg:y="6.50898in" svg:width="7.5647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1" presentation:style-name="a175" draw:name="Slide Number Placeholder 5" svg:x="11.5467in" svg:y="6.51371in" svg:width="1.15104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8" presentation:style-name="a178" draw:name="Segnaposto intestazione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2" draw:name="Segnaposto data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3" draw:name="Segnaposto immagine diapositiva 3">
          <svg:title/>
          <svg:desc/>
        </draw:page-thumbnail>
        <draw:frame draw:id="id11" presentation:style-name="a198" draw:name="Segnaposto note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Fare clic per modificare gli stili del testo dello schema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o livello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1" draw:name="Segnaposto piè di pagina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3" presentation:style-name="a204" draw:name="Segnaposto numero diapositiva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6">
      <draw:custom-shape svg:x="0.48834in" svg:y="0.5in" svg:width="4.05in" svg:height="0.10389in" draw:id="id32" draw:layer="Master1-bg" draw:style-name="a209" draw:name="Rectangle 8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12" draw:name="Rectangle 9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5" draw:name="Rectangle 10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8" draw:name="Rectangl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22" draw:name="Title 1" svg:x="0.6356in" svg:y="3.32886in" svg:width="12.06213in" svg:height="1.63769in" presentation:class="title" presentation:placeholder="false">
        <draw:text-box>
          <text:p text:style-name="a221" text:class-names="" text:cond-style-name=""><text:span text:style-name="a219" text:class-names="">Fare clic per modificare lo stile del titolo dello schema</text:span><text:span text:style-name="a220" text:class-names=""/></text:p>
        </draw:text-box>
        <svg:title/>
        <svg:desc/>
      </draw:frame>
      <draw:frame draw:id="id37" presentation:style-name="a226" draw:name="Text Placeholder 2" svg:x="0.6356in" svg:y="4.96655in" svg:width="12.06213in" svg:height="0.65678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Fare clic per modificare gli stili del testo dello schema</text:span></text:p>
            </text:list-item>
          </text:list>
        </draw:text-box>
        <svg:title/>
        <svg:desc/>
      </draw:frame>
      <draw:frame draw:id="id38" presentation:style-name="a230" draw:name="Date Placeholder 3" svg:x="8.31797in" svg:y="6.51371in" svg:width="3.1111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4/28/2022</text:date></text:span></text:p>
        </draw:text-box>
        <svg:title/>
        <svg:desc/>
      </draw:frame>
      <draw:frame draw:id="id39" presentation:style-name="a233" draw:name="Footer Placeholder 4" svg:x="0.6356in" svg:y="6.50898in" svg:width="7.56475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0" presentation:style-name="a236" draw:name="Slide Number Placeholder 5" svg:x="11.5467in" svg:y="6.51371in" svg:width="1.15104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  <presentation:notes style:page-layout-name="pageLayout2" draw:style-name="a266">
        <draw:frame draw:id="id8" presentation:style-name="a239" draw:name="Segnaposto intestazione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9" presentation:style-name="a243" draw:name="Segnaposto data 2" svg:x="4.24826in" svg:y="0in" svg:width="3.25in" svg:height="0.50174in" presentation:class="date-time" presentation:placeholder="false">
          <draw:text-box>
            <text:p text:style-name="a242" text:class-names="" text:cond-style-name=""><text:span text:style-name="a240" text:class-names=""><text:date text:fixed="false" style:data-style-name="a241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4" draw:name="Segnaposto immagine diapositiva 3">
          <svg:title/>
          <svg:desc/>
        </draw:page-thumbnail>
        <draw:frame draw:id="id11" presentation:style-name="a259" draw:name="Segnaposto note 4" svg:x="0.75in" svg:y="4.8125in" svg:width="6in" svg:height="3.9375in" presentation:class="notes" presentation:placeholder="false">
          <draw:text-box>
            <text:p text:style-name="a246" text:class-names="" text:cond-style-name=""><text:span text:style-name="a245" text:class-names="">Fare clic per modificare gli stili del testo dello schema</text:span></text:p>
            <text:list text:style-name="a249">
              <text:list-item>
                <text:list text:style-name="a249">
                  <text:list-item>
                    <text:p text:style-name="a248" text:class-names="" text:cond-style-name=""><text:span text:style-name="a247" text:class-names="">Secondo livello</text:span></text:p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p text:style-name="a251" text:class-names="" text:cond-style-name=""><text:span text:style-name="a2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p text:style-name="a254" text:class-names="" text:cond-style-name=""><text:span text:style-name="a2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2" draw:name="Segnaposto piè di pagina 5" svg:x="0in" svg:y="9.49826in" svg:width="3.25in" svg:height="0.50174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3" presentation:style-name="a265" draw:name="Segnaposto numero diapositiva 6" svg:x="4.24826in" svg:y="9.49826in" svg:width="3.25in" svg:height="0.50174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67">
      <draw:custom-shape svg:x="0.48834in" svg:y="0.5in" svg:width="4.05in" svg:height="0.10389in" draw:id="id41" draw:layer="Master1-bg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3" draw:name="Rectangle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76" draw:name="Rectangle 10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9" draw:name="Rectangle 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3" draw:name="Title 1" svg:x="0.6356in" svg:y="0.79796in" svg:width="12.06213in" svg:height="1.08085in" presentation:class="title" presentation:placeholder="false">
        <draw:text-box>
          <text:p text:style-name="a282" text:class-names="" text:cond-style-name=""><text:span text:style-name="a280" text:class-names="">Fare clic per modificare lo stile del titolo dello schema</text:span><text:span text:style-name="a281" text:class-names=""/></text:p>
        </draw:text-box>
        <svg:title/>
        <svg:desc/>
      </draw:frame>
      <draw:frame draw:id="id46" presentation:style-name="a300" draw:name="Content Placeholder 2" svg:x="0.6356in" svg:y="2.43657in" svg:width="5.93in" svg:height="3.97315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Fare clic per modificare gli stili del testo dello schema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Secondo livello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Quinto livello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7" draw:name="Content Placeholder 3" svg:x="6.76774in" svg:y="2.43657in" svg:width="5.93in" svg:height="3.97315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o livello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3" text:class-names="">Quinto livello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1" draw:name="Date Placeholder 4" svg:x="8.31797in" svg:y="6.51371in" svg:width="3.11111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4/28/2022</text:date></text:span></text:p>
        </draw:text-box>
        <svg:title/>
        <svg:desc/>
      </draw:frame>
      <draw:frame draw:id="id49" presentation:style-name="a324" draw:name="Footer Placeholder 5" svg:x="0.6356in" svg:y="6.50898in" svg:width="7.5647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0" presentation:style-name="a327" draw:name="Slide Number Placeholder 6" svg:x="11.5467in" svg:y="6.51371in" svg:width="1.15104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8" presentation:style-name="a330" draw:name="Segnaposto intestazione 1" svg:x="0in" svg:y="0in" svg:width="3.25in" svg:height="0.501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9" presentation:style-name="a334" draw:name="Segnaposto data 2" svg:x="4.24826in" svg:y="0in" svg:width="3.25in" svg:height="0.50174in" presentation:class="date-time" presentation:placeholder="false">
          <draw:text-box>
            <text:p text:style-name="a333" text:class-names="" text:cond-style-name=""><text:span text:style-name="a331" text:class-names=""><text:date text:fixed="false" style:data-style-name="a332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5" draw:name="Segnaposto immagine diapositiva 3">
          <svg:title/>
          <svg:desc/>
        </draw:page-thumbnail>
        <draw:frame draw:id="id11" presentation:style-name="a350" draw:name="Segnaposto note 4" svg:x="0.75in" svg:y="4.8125in" svg:width="6in" svg:height="3.9375in" presentation:class="notes" presentation:placeholder="false">
          <draw:text-box>
            <text:p text:style-name="a337" text:class-names="" text:cond-style-name=""><text:span text:style-name="a336" text:class-names="">Fare clic per modificare gli stili del testo dello schema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Secondo livello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3" draw:name="Segnaposto piè di pagina 5" svg:x="0in" svg:y="9.49826in" svg:width="3.25in" svg:height="0.50174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3" presentation:style-name="a356" draw:name="Segnaposto numero diapositiva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58">
      <draw:custom-shape svg:x="0.48834in" svg:y="0.5in" svg:width="4.05in" svg:height="0.10389in" draw:id="id51" draw:layer="Master1-bg" draw:style-name="a361" draw:name="Rectangle 8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64" draw:name="Rectangle 9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67" draw:name="Rectangle 10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70" draw:name="Rectangle 10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74" draw:name="Title 1" svg:x="0.6356in" svg:y="0.79796in" svg:width="12.06213in" svg:height="1.08085in" presentation:class="title" presentation:placeholder="false">
        <draw:text-box>
          <text:p text:style-name="a373" text:class-names="" text:cond-style-name=""><text:span text:style-name="a371" text:class-names="">Fare clic per modificare lo stile del titolo dello schema</text:span><text:span text:style-name="a372" text:class-names=""/></text:p>
        </draw:text-box>
        <svg:title/>
        <svg:desc/>
      </draw:frame>
      <draw:frame draw:id="id56" presentation:style-name="a378" draw:name="Text Placeholder 2" svg:x="0.97027in" svg:y="2.46161in" svg:width="5.56329in" svg:height="0.5861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Fare clic per modificare gli stili del testo dello schema</text:span></text:p>
            </text:list-item>
          </text:list>
        </draw:text-box>
        <svg:title/>
        <svg:desc/>
      </draw:frame>
      <draw:frame draw:id="id57" presentation:style-name="a395" draw:name="Content Placeholder 3" svg:x="0.6356in" svg:y="3.19997in" svg:width="5.89797in" svg:height="3.20975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Fare clic per modificare gli stili del testo dello schema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o livello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Quinto livello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9" draw:name="Text Placeholder 4" svg:x="7.13444in" svg:y="2.46161in" svg:width="5.56329in" svg:height="0.60518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416" draw:name="Content Placeholder 5" svg:x="6.79977in" svg:y="3.19997in" svg:width="5.89797in" svg:height="3.20975in" presentation:class="object" presentation:placeholder="false">
        <draw:text-box>
          <text:list text:style-name="a402">
            <text:list-item>
              <text:p text:style-name="a401" text:class-names="" text:cond-style-name=""><text:span text:style-name="a400" text:class-names="">Fare clic per modificare gli stili del testo dello schema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Secondo livello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2" text:class-names="">Quinto livello</text:span><text:span text:style-name="a4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0" draw:name="Date Placeholder 6" svg:x="8.31797in" svg:y="6.51371in" svg:width="3.11111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4/28/2022</text:date></text:span></text:p>
        </draw:text-box>
        <svg:title/>
        <svg:desc/>
      </draw:frame>
      <draw:frame draw:id="id61" presentation:style-name="a423" draw:name="Footer Placeholder 7" svg:x="0.6356in" svg:y="6.50898in" svg:width="7.5647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2" presentation:style-name="a426" draw:name="Slide Number Placeholder 8" svg:x="11.5467in" svg:y="6.51371in" svg:width="1.15104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8" presentation:style-name="a429" draw:name="Segnaposto intestazion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9" presentation:style-name="a433" draw:name="Segnaposto data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34" draw:name="Segnaposto immagine diapositiva 3">
          <svg:title/>
          <svg:desc/>
        </draw:page-thumbnail>
        <draw:frame draw:id="id11" presentation:style-name="a449" draw:name="Segnaposto note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Fare clic per modificare gli stili del testo dello schema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o livello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2" draw:name="Segnaposto piè di pagina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3" presentation:style-name="a455" draw:name="Segnaposto numero diapositiva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57">
      <draw:custom-shape svg:x="0.48834in" svg:y="0.5in" svg:width="4.05in" svg:height="0.10389in" draw:id="id63" draw:layer="Master1-bg" draw:style-name="a460" draw:name="Rectangle 8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63" draw:name="Rectangle 9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66" draw:name="Rectangle 10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94in" svg:y="0.66334in" svg:width="12.35787in" svg:height="1.37667in" draw:id="id66" draw:style-name="a469" draw:name="Rectangle 6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3" draw:name="Title 1" svg:x="0.62981in" svg:y="0.79796in" svg:width="12.06213in" svg:height="1.08085in" presentation:class="title" presentation:placeholder="false">
        <draw:text-box>
          <text:p text:style-name="a472" text:class-names="" text:cond-style-name=""><text:span text:style-name="a470" text:class-names="">Fare clic per modificare lo stile del titolo dello schema</text:span><text:span text:style-name="a471" text:class-names=""/></text:p>
        </draw:text-box>
        <svg:title/>
        <svg:desc/>
      </draw:frame>
      <draw:frame draw:id="id68" presentation:style-name="a477" draw:name="Date Placeholder 2" svg:x="8.31797in" svg:y="6.51371in" svg:width="3.11111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4/28/2022</text:date></text:span></text:p>
        </draw:text-box>
        <svg:title/>
        <svg:desc/>
      </draw:frame>
      <draw:frame draw:id="id69" presentation:style-name="a480" draw:name="Footer Placeholder 3" svg:x="0.6356in" svg:y="6.50898in" svg:width="7.5647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0" presentation:style-name="a483" draw:name="Slide Number Placeholder 4" svg:x="11.5467in" svg:y="6.51371in" svg:width="1.15104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frame draw:id="id8" presentation:style-name="a486" draw:name="Segnaposto intestazione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0" draw:name="Segnaposto data 2" svg:x="4.24826in" svg:y="0in" svg:width="3.25in" svg:height="0.50174in" presentation:class="date-time" presentation:placeholder="false">
          <draw:text-box>
            <text:p text:style-name="a489" text:class-names="" text:cond-style-name=""><text:span text:style-name="a487" text:class-names=""><text:date text:fixed="false" style:data-style-name="a488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1" draw:name="Segnaposto immagine diapositiva 3">
          <svg:title/>
          <svg:desc/>
        </draw:page-thumbnail>
        <draw:frame draw:id="id11" presentation:style-name="a506" draw:name="Segnaposto note 4" svg:x="0.75in" svg:y="4.8125in" svg:width="6in" svg:height="3.9375in" presentation:class="notes" presentation:placeholder="false">
          <draw:text-box>
            <text:p text:style-name="a493" text:class-names="" text:cond-style-name=""><text:span text:style-name="a492" text:class-names="">Fare clic per modificare gli stili del testo dello schema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econdo livello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9" draw:name="Segnaposto piè di pagina 5" svg:x="0in" svg:y="9.49826in" svg:width="3.25in" svg:height="0.5017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Segnaposto numero diapositiva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514">
      <draw:custom-shape svg:x="0.48834in" svg:y="0.5in" svg:width="4.05in" svg:height="0.10389in" draw:id="id71" draw:layer="Master1-bg" draw:style-name="a517" draw:name="Rectangle 8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20" draw:name="Rectangle 9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23" draw:name="Rectangle 10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27" draw:name="Date Placeholder 1" svg:x="8.31797in" svg:y="6.51371in" svg:width="3.11111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4/28/2022</text:date></text:span></text:p>
        </draw:text-box>
        <svg:title/>
        <svg:desc/>
      </draw:frame>
      <draw:frame draw:id="id75" presentation:style-name="a530" draw:name="Footer Placeholder 2" svg:x="0.6356in" svg:y="6.50898in" svg:width="7.5647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6" presentation:style-name="a533" draw:name="Slide Number Placeholder 3" svg:x="11.5467in" svg:y="6.51371in" svg:width="1.15104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frame draw:id="id8" presentation:style-name="a536" draw:name="Segnaposto intestazione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40" draw:name="Segnaposto data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41" draw:name="Segnaposto immagine diapositiva 3">
          <svg:title/>
          <svg:desc/>
        </draw:page-thumbnail>
        <draw:frame draw:id="id11" presentation:style-name="a556" draw:name="Segnaposto note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Fare clic per modificare gli stili del testo dello schema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o livello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9" draw:name="Segnaposto piè di pagina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3" presentation:style-name="a562" draw:name="Segnaposto numero diapositiva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64">
      <draw:custom-shape svg:x="0.48834in" svg:y="0.5in" svg:width="4.05in" svg:height="0.10389in" draw:id="id77" draw:layer="Master1-bg" draw:style-name="a567" draw:name="Rectangle 8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70" draw:name="Rectangle 9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73" draw:name="Rectangle 10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76" draw:name="Rectangle 8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80" draw:name="Title 1" svg:x="0.6356in" svg:y="5.75492in" svg:width="5.36903in" svg:height="0.75406in" presentation:class="title" presentation:placeholder="false">
        <draw:text-box>
          <text:p text:style-name="a579" text:class-names="" text:cond-style-name=""><text:span text:style-name="a577" text:class-names="">Fare clic per modificare lo stile del titolo dello schema</text:span><text:span text:style-name="a578" text:class-names=""/></text:p>
        </draw:text-box>
        <svg:title/>
        <svg:desc/>
      </draw:frame>
      <draw:frame draw:id="id82" presentation:style-name="a597" draw:name="Content Placeholder 2" svg:x="0.48974in" svg:y="0.65748in" svg:width="12.35in" svg:height="4.59843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>Fare clic per modificare gli stili del testo dello schema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o livello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Quinto livello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01" draw:name="Text Placeholder 3" svg:x="6.27824in" svg:y="5.75492in" svg:width="6.4195in" svg:height="0.75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Fare clic per modificare gli stili del testo dello schema</text:span></text:p>
            </text:list-item>
          </text:list>
        </draw:text-box>
        <svg:title/>
        <svg:desc/>
      </draw:frame>
      <draw:frame draw:id="id84" presentation:style-name="a605" draw:name="Date Placeholder 4" svg:x="8.31797in" svg:y="6.51371in" svg:width="3.11111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4/28/2022</text:date></text:span></text:p>
        </draw:text-box>
        <svg:title/>
        <svg:desc/>
      </draw:frame>
      <draw:frame draw:id="id85" presentation:style-name="a608" draw:name="Footer Placeholder 5" svg:x="0.6356in" svg:y="6.50898in" svg:width="7.5647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86" presentation:style-name="a611" draw:name="Slide Number Placeholder 6" svg:x="11.5467in" svg:y="6.51371in" svg:width="1.15104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8" presentation:style-name="a614" draw:name="Segnaposto intestazione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8" draw:name="Segnaposto data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9" draw:name="Segnaposto immagine diapositiva 3">
          <svg:title/>
          <svg:desc/>
        </draw:page-thumbnail>
        <draw:frame draw:id="id11" presentation:style-name="a634" draw:name="Segnaposto note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Fare clic per modificare gli stili del testo dello schema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o livello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7" draw:name="Segnaposto piè di pagina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Segnaposto numero diapositiva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42">
      <draw:custom-shape svg:x="0.48834in" svg:y="0.5in" svg:width="4.05in" svg:height="0.10389in" draw:id="id87" draw:layer="Master1-bg" draw:style-name="a645" draw:name="Rectangle 8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48" draw:name="Rectangle 9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51" draw:name="Rectangle 10">
        <svg:title/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55" draw:name="Title 1" svg:x="0.6356in" svg:y="5.13275in" svg:width="12.06213in" svg:height="0.61979in" presentation:class="title" presentation:placeholder="false">
        <draw:text-box>
          <text:p text:style-name="a654" text:class-names="" text:cond-style-name=""><text:span text:style-name="a652" text:class-names="">Fare clic per modificare lo stile del titolo dello schema</text:span><text:span text:style-name="a653" text:class-names=""/></text:p>
        </draw:text-box>
        <svg:title/>
        <svg:desc/>
      </draw:frame>
      <draw:frame draw:id="id91" presentation:style-name="a659" draw:name="Picture Placeholder 2" svg:x="0.48974in" svg:y="0.65587in" svg:width="12.34783in" svg:height="3.89026in" presentation:class="graphic" presentation:placeholder="false">
        <draw:text-box>
          <text:p text:style-name="a658" text:class-names="" text:cond-style-name=""><text:span text:style-name="a656" text:class-names="">Fare clic sull'icona per inserire un'immagine</text:span><text:span text:style-name="a657" text:class-names=""/></text:p>
        </draw:text-box>
        <svg:title/>
        <svg:desc/>
      </draw:frame>
      <draw:frame draw:id="id92" presentation:style-name="a663" draw:name="Text Placeholder 3" svg:x="0.6356in" svg:y="5.75254in" svg:width="12.06214in" svg:height="0.6547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Fare clic per modificare gli stili del testo dello schema</text:span></text:p>
            </text:list-item>
          </text:list>
        </draw:text-box>
        <svg:title/>
        <svg:desc/>
      </draw:frame>
      <draw:frame draw:id="id93" presentation:style-name="a667" draw:name="Date Placeholder 4" svg:x="8.31797in" svg:y="6.51371in" svg:width="3.11111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4/28/2022</text:date></text:span></text:p>
        </draw:text-box>
        <svg:title/>
        <svg:desc/>
      </draw:frame>
      <draw:frame draw:id="id94" presentation:style-name="a670" draw:name="Footer Placeholder 5" svg:x="0.6356in" svg:y="6.50898in" svg:width="7.56475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95" presentation:style-name="a673" draw:name="Slide Number Placeholder 6" svg:x="11.5467in" svg:y="6.51371in" svg:width="1.15104in" svg:height="0.39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3">
        <draw:frame draw:id="id8" presentation:style-name="a676" draw:name="Segnaposto intestazione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9" presentation:style-name="a680" draw:name="Segnaposto data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1" draw:name="Segnaposto immagine diapositiva 3">
          <svg:title/>
          <svg:desc/>
        </draw:page-thumbnail>
        <draw:frame draw:id="id11" presentation:style-name="a696" draw:name="Segnaposto note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Fare clic per modificare gli stili del testo dello schema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o livello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9" draw:name="Segnaposto piè di pagina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3" presentation:style-name="a702" draw:name="Segnaposto numero diapositiva 6" svg:x="4.24826in" svg:y="9.49826in" svg:width="3.25in" svg:height="0.50174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704">
      <draw:custom-shape svg:x="0.48834in" svg:y="0.5in" svg:width="4.05in" svg:height="0.10389in" draw:id="id96" draw:layer="Master1-bg" draw:style-name="a707" draw:name="Rectangle 8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10" draw:name="Rectangle 9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13" draw:name="Rectangle 10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16" draw:name="Rectangle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20" draw:name="Title 1" svg:x="0.6356in" svg:y="0.76789in" svg:width="12.06213in" svg:height="1.10871in" presentation:class="title" presentation:placeholder="false">
        <draw:text-box>
          <text:p text:style-name="a719" text:class-names="" text:cond-style-name=""><text:span text:style-name="a717" text:class-names="">Fare clic per modificare lo stile del titolo dello schema</text:span><text:span text:style-name="a718" text:class-names=""/></text:p>
        </draw:text-box>
        <svg:title/>
        <svg:desc/>
      </draw:frame>
      <draw:frame draw:id="id101" presentation:style-name="a737" draw:name="Vertical Text Placeholder 2" svg:x="0.6356in" svg:y="2.55468in" svg:width="12.06213in" svg:height="3.85257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Fare clic per modificare gli stili del testo dello schema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Secondo livello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3" text:class-names="">Quinto livello</text:span><text:span text:style-name="a7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Date Placeholder 3" svg:x="8.31797in" svg:y="6.51371in" svg:width="3.11111in" svg:height="0.39931in" presentation:class="date-time" presentation:placeholder="false">
        <draw:text-box>
          <text:p text:style-name="a740" text:class-names="" text:cond-style-name=""><text:span text:style-name="a738" text:class-names=""><text:date text:fixed="false" style:data-style-name="a739">4/28/2022</text:date></text:span></text:p>
        </draw:text-box>
        <svg:title/>
        <svg:desc/>
      </draw:frame>
      <draw:frame draw:id="id103" presentation:style-name="a744" draw:name="Footer Placeholder 4" svg:x="0.6356in" svg:y="6.50898in" svg:width="7.56475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04" presentation:style-name="a747" draw:name="Slide Number Placeholder 5" svg:x="11.5467in" svg:y="6.51371in" svg:width="1.15104in" svg:height="0.39931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77">
        <draw:frame draw:id="id8" presentation:style-name="a750" draw:name="Segnaposto intestazione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9" presentation:style-name="a754" draw:name="Segnaposto data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5" draw:name="Segnaposto immagine diapositiva 3">
          <svg:title/>
          <svg:desc/>
        </draw:page-thumbnail>
        <draw:frame draw:id="id11" presentation:style-name="a770" draw:name="Segnaposto note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Fare clic per modificare gli stili del testo dello schema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o livello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3" draw:name="Segnaposto piè di pagina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3" presentation:style-name="a776" draw:name="Segnaposto numero diapositiva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778">
      <draw:custom-shape svg:x="0.48834in" svg:y="0.5in" svg:width="4.05in" svg:height="0.10389in" draw:id="id105" draw:layer="Master1-bg" draw:style-name="a781" draw:name="Rectangle 8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84" draw:name="Rectangle 9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87" draw:name="Rectangle 10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90" draw:name="Rectangl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94" draw:name="Vertical Title 1" svg:x="9.66667in" svg:y="0.73898in" svg:width="2.19178in" svg:height="5.66828in" presentation:class="title" presentation:placeholder="false">
        <draw:text-box>
          <text:p text:style-name="a793" text:class-names="" text:cond-style-name=""><text:span text:style-name="a791" text:class-names="">Fare clic per modificare lo stile del titolo dello schema</text:span><text:span text:style-name="a792" text:class-names=""/></text:p>
        </draw:text-box>
        <svg:title/>
        <svg:desc/>
      </draw:frame>
      <draw:frame draw:id="id110" presentation:style-name="a811" draw:name="Vertical Text Placeholder 2" svg:x="0.84747in" svg:y="0.73898in" svg:width="8.63548in" svg:height="5.66828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Fare clic per modificare gli stili del testo dello schema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o livello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Quinto livello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15" draw:name="Date Placeholder 3" svg:x="9.8356in" svg:y="6.51371in" svg:width="1.45247in" svg:height="0.39931in" presentation:class="date-time" presentation:placeholder="false">
        <draw:text-box>
          <text:p text:style-name="a814" text:class-names="" text:cond-style-name=""><text:span text:style-name="a812" text:class-names=""><text:date text:fixed="false" style:data-style-name="a813">4/28/2022</text:date></text:span></text:p>
        </draw:text-box>
        <svg:title/>
        <svg:desc/>
      </draw:frame>
      <draw:frame draw:id="id112" presentation:style-name="a818" draw:name="Footer Placeholder 4" svg:x="0.84747in" svg:y="6.50898in" svg:width="8.63548in" svg:height="0.39931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3" presentation:style-name="a821" draw:name="Slide Number Placeholder 5" svg:x="11.42456in" svg:y="6.51371in" svg:width="1.27318in" svg:height="0.39931in" presentation:class="page-number" presentation:placeholder="false">
        <draw:text-box>
          <text:p text:style-name="a820" text:class-names="" text:cond-style-name=""><text:span text:style-name="a819" text:class-names=""><text:page-number style:num-format="1" text:fixed="false"/></text:span></text:p>
        </draw:text-box>
        <svg:title/>
        <svg:desc/>
      </draw:frame>
      <presentation:notes style:page-layout-name="pageLayout2" draw:style-name="a851">
        <draw:frame draw:id="id8" presentation:style-name="a824" draw:name="Segnaposto intestazione 1" svg:x="0in" svg:y="0in" svg:width="3.25in" svg:height="0.50174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8" draw:name="Segnaposto data 2" svg:x="4.24826in" svg:y="0in" svg:width="3.25in" svg:height="0.50174in" presentation:class="date-time" presentation:placeholder="false">
          <draw:text-box>
            <text:p text:style-name="a827" text:class-names="" text:cond-style-name=""><text:span text:style-name="a825" text:class-names=""><text:date text:fixed="false" style:data-style-name="a826">28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29" draw:name="Segnaposto immagine diapositiva 3">
          <svg:title/>
          <svg:desc/>
        </draw:page-thumbnail>
        <draw:frame draw:id="id11" presentation:style-name="a844" draw:name="Segnaposto note 4" svg:x="0.75in" svg:y="4.8125in" svg:width="6in" svg:height="3.9375in" presentation:class="notes" presentation:placeholder="false">
          <draw:text-box>
            <text:p text:style-name="a831" text:class-names="" text:cond-style-name=""><text:span text:style-name="a830" text:class-names="">Fare clic per modificare gli stili del testo dello schema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Secondo livello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p text:style-name="a839" text:class-names="" text:cond-style-name=""><text:span text:style-name="a8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7" draw:name="Segnaposto piè di pagina 5" svg:x="0in" svg:y="9.49826in" svg:width="3.25in" svg:height="0.501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Segnaposto numero diapositiva 6" svg:x="4.24826in" svg:y="9.49826in" svg:width="3.25in" svg:height="0.50174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lgoritmi di scheduling real-time</dc:title>
    <meta:initial-creator>IVONNE RIZZUTO</meta:initial-creator>
    <dc:creator>IVONNE RIZZUTO</dc:creator>
    <meta:creation-date>2022-02-10T17:20:37Z</meta:creation-date>
    <dc:date>2022-04-28T16:00:39Z</dc:date>
    <meta:template xlink:href="TM03457464%5b%5bfn=Dividendi%5d%5d" xlink:type="simple"/>
    <meta:editing-cycles>86</meta:editing-cycles>
    <meta:editing-duration>PT115134S</meta:editing-duration>
    <meta:document-statistic meta:paragraph-count="25" meta:word-count="31"/>
  </office:meta>
</office:document-meta>
</file>